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72in"/>
    </style:style>
    <style:style style:name="co3" style:family="table-column">
      <style:table-column-properties fo:break-before="auto" style:column-width="1.0445in"/>
    </style:style>
    <style:style style:name="co4" style:family="table-column">
      <style:table-column-properties fo:break-before="auto" style:column-width="1.5992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846in" fo:break-before="auto" style:use-optimal-row-height="true"/>
    </style:style>
    <style:style style:name="ro6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8" table:default-cell-style-name="Default"/>
        <table:table-row table:style-name="ro2">
          <table:table-cell office:value-type="string">
            <text:p>%x</text:p>
          </table:table-cell>
          <table:table-cell office:value-type="string">
            <text:p>hoh</text:p>
          </table:table-cell>
          <table:table-cell office:value-type="string">
            <text:p>hx</text:p>
          </table:table-cell>
          <table:table-cell office:value-type="string">
            <text:p>ohx</text:p>
          </table:table-cell>
          <table:table-cell office:value-type="string">
            <text:p>kx</text:p>
          </table:table-cell>
          <table:table-cell office:value-type="string">
            <text:p>clx</text:p>
          </table:table-cell>
          <table:table-cell office:value-type="string">
            <text:p>phix</text:p>
          </table:table-cell>
          <table:table-cell office:value-type="string">
            <text:p>phixx</text:p>
          </table:table-cell>
          <table:table-cell office:value-type="string">
            <text:p>hxx</text:p>
          </table:table-cell>
          <table:table-cell office:value-type="string">
            <text:p>ohxx</text:p>
          </table:table-cell>
          <table:table-cell office:value-type="string">
            <text:p>kxx</text:p>
          </table:table-cell>
          <table:table-cell office:value-type="string">
            <text:p>clxx</text:p>
          </table:table-cell>
          <table:table-cell office:value-type="string">
            <text:p>ht</text:p>
          </table:table-cell>
          <table:table-cell office:value-type="string">
            <text:p>oht</text:p>
          </table:table-cell>
          <table:table-cell office:value-type="string">
            <text:p>kt</text:p>
          </table:table-cell>
          <table:table-cell office:value-type="string">
            <text:p>clt</text:p>
          </table:table-cell>
          <table:table-cell office:value-type="string">
            <text:p>phit</text:p>
          </table:table-cell>
          <table:table-cell office:value-type="string">
            <text:p>h</text:p>
          </table:table-cell>
          <table:table-cell office:value-type="string">
            <text:p>oh</text:p>
          </table:table-cell>
          <table:table-cell office:value-type="string">
            <text:p>k</text:p>
          </table:table-cell>
          <table:table-cell office:value-type="string">
            <text:p>cl</text:p>
          </table:table-cell>
          <table:table-cell office:value-type="string">
            <text:p>c_fa</text:p>
          </table:table-cell>
          <table:table-cell office:value-type="string">
            <text:p>phi</text:p>
          </table:table-cell>
          <table:table-cell/>
          <table:table-cell office:value-type="string">
            <text:p>RES_h</text:p>
          </table:table-cell>
          <table:table-cell office:value-type="string">
            <text:p>RES_oh</text:p>
          </table:table-cell>
          <table:table-cell office:value-type="string">
            <text:p>RES_k</text:p>
          </table:table-cell>
          <table:table-cell office:value-type="string">
            <text:p>RES_cl</text:p>
          </table:table-cell>
          <table:table-cell/>
          <table:table-cell office:value-type="string">
            <text:p>D_h </text:p>
          </table:table-cell>
          <table:table-cell table:style-name="ce4" office:value-type="float" office:value="0.00000000931">
            <text:p>9.31E-009</text:p>
          </table:table-cell>
          <table:table-cell office:value-type="string">
            <text:p># m2 / s</text:p>
          </table:table-cell>
          <table:table-cell table:number-columns-repeated="4"/>
        </table:table-row>
        <table:table-row table:style-name="ro2">
          <table:table-cell office:value-type="string">
            <text:p>%t=0.0</text:p>
          </table:table-cell>
          <table:table-cell table:number-columns-repeated="28"/>
          <table:table-cell office:value-type="string">
            <text:p>D_oh </text:p>
          </table:table-cell>
          <table:table-cell table:style-name="ce4" office:value-type="float" office:value="0.00000000528">
            <text:p>5.28E-009</text:p>
          </table:table-cell>
          <table:table-cell table:number-columns-repeated="5"/>
        </table:table-row>
        <table:table-row table:style-name="ro2">
          <table:table-cell office:value-type="float" office:value="0">
            <text:p>0</text:p>
          </table:table-cell>
          <table:table-cell table:style-name="ce1" office:value-type="string">
            <text:p>9.999999999999999E-9</text:p>
          </table:table-cell>
          <table:table-cell table:style-name="ce1" office:value-type="string">
            <text:p>4.9204757095257E-7</text:p>
          </table:table-cell>
          <table:table-cell office:value-type="float" office:value="-472759.632338688">
            <text:p>-472759.632338688</text:p>
          </table:table-cell>
          <table:table-cell office:value-type="float" office:value="-472729.484747455">
            <text:p>-472729.484747455</text:p>
          </table:table-cell>
          <table:table-cell table:style-name="ce1" office:value-type="string">
            <text:p>-2.26164915548863E-19</text:p>
          </table:table-cell>
          <table:table-cell office:value-type="float" office:value="118.991428775035">
            <text:p>118.991428775</text:p>
          </table:table-cell>
          <table:table-cell office:value-type="float" office:value="571988.838176131">
            <text:p>571988.838176131</text:p>
          </table:table-cell>
          <table:table-cell office:value-type="float" office:value="0.00479166422996968">
            <text:p>0.0047916642</text:p>
          </table:table-cell>
          <table:table-cell table:style-name="ce1" office:value-type="string">
            <text:p>-1.6020316875E7</text:p>
          </table:table-cell>
          <table:table-cell table:style-name="ce1" office:value-type="string">
            <text:p>-7.3106441125E7</text:p>
          </table:table-cell>
          <table:table-cell table:style-name="ce1" office:value-type="string">
            <text:p>-1.0540649199203183E-15</text:p>
          </table:table-cell>
          <table:table-cell table:number-columns-repeated="5" office:value-type="float" office:value="0">
            <text:p>0</text:p>
          </table:table-cell>
          <table:table-cell table:style-name="ce1" office:value-type="string">
            <text:p>1.0201994259708663E-10</text:p>
          </table:table-cell>
          <table:table-cell office:value-type="float" office:value="98.020051231489">
            <text:p>98.0200512315</text:p>
          </table:table-cell>
          <table:table-cell office:value-type="float" office:value="102.020044617029">
            <text:p>102.020044617</text:p>
          </table:table-cell>
          <table:table-cell office:value-type="float" office:value="0">
            <text:p>0</text:p>
          </table:table-cell>
          <table:table-cell office:value-type="float" office:value="3.9999999959192">
            <text:p>3.9999999959</text:p>
          </table:table-cell>
          <table:table-cell office:value-type="float" office:value="0">
            <text:p>0</text:p>
          </table:table-cell>
          <table:table-cell/>
          <table:table-cell table:formula="of:=ABS([.$AE$1]*[.I3]+[.$AE$1]*[.$AE$15]/[.$AE$14]/[.$AE$10]*([.C3]*[.G3]+[.R3]*[.H3])+[.$AE$8]*([.$AE$6]-[.R3]*[.S3])-[.M3])" office:value-type="float" office:value="0.0000000000869927779338807">
            <text:p>8.69927779338807E-011</text:p>
          </table:table-cell>
          <table:table-cell table:formula="of:=ABS([.$AE$2]*[.J3]-[.$AE$2]*[.$AE$15]/[.$AE$14]/[.$AE$10]*([.D3]*[.G3]+[.S3]*[.H3])+[.$AE$8]*([.$AE$6]-[.R3]*[.S3])-[.N3])" office:value-type="float" office:value="0.0459392471908466">
            <text:p>0.0459392472</text:p>
          </table:table-cell>
          <table:table-cell table:formula="of:=ABS([.$AE$3]*[.K3]+[.$AE$3]*[.$AE$15]/[.$AE$14]/[.$AE$10]*([.E3]*[.G3]+[.H3]*[.T3])-[.O3])" office:value-type="float" office:value="0.0172651183264072">
            <text:p>0.0172651183</text:p>
          </table:table-cell>
          <table:table-cell table:formula="of:=ABS([.$AE$4]*[.L3]-[.$AE$4]*[.$AE$15]/[.$AE$14]/[.$AE$10]*([.F3]*[.G3]+[.H3]*[.U3])-[.P3])" office:value-type="float" office:value="1.24362797245522E-026">
            <text:p>1.24362797245522E-026</text:p>
          </table:table-cell>
          <table:table-cell/>
          <table:table-cell office:value-type="string">
            <text:p>D_k </text:p>
          </table:table-cell>
          <table:table-cell table:style-name="ce4" office:value-type="float" office:value="0.00000000196">
            <text:p>1.96E-009</text:p>
          </table:table-cell>
          <table:table-cell table:number-columns-repeated="5"/>
        </table:table-row>
        <table:table-row table:style-name="ro2">
          <table:table-cell table:style-name="ce1" office:value-type="string">
            <text:p>8.233333333333335E-4</text:p>
          </table:table-cell>
          <table:table-cell table:style-name="ce1" office:value-type="string">
            <text:p>1.0000000001254616E-8</text:p>
          </table:table-cell>
          <table:table-cell table:style-name="ce1" office:value-type="string">
            <text:p>4.960039057183628E-7</text:p>
          </table:table-cell>
          <table:table-cell office:value-type="float" office:value="-472783.607894793">
            <text:p>-472783.607894793</text:p>
          </table:table-cell>
          <table:table-cell office:value-type="float" office:value="-472778.43581593">
            <text:p>-472778.43581593</text:p>
          </table:table-cell>
          <table:table-cell table:style-name="ce1" office:value-type="string">
            <text:p>-2.2703273738007925E-19</text:p>
          </table:table-cell>
          <table:table-cell office:value-type="float" office:value="119.459528585697">
            <text:p>119.4595285857</text:p>
          </table:table-cell>
          <table:table-cell office:value-type="float" office:value="570387.505027771">
            <text:p>570387.505027771</text:p>
          </table:table-cell>
          <table:table-cell office:value-type="float" office:value="0.00487480183505795">
            <text:p>0.0048748018</text:p>
          </table:table-cell>
          <table:table-cell table:style-name="ce1" office:value-type="string">
            <text:p>-3.952905275E7</text:p>
          </table:table-cell>
          <table:table-cell table:style-name="ce1" office:value-type="string">
            <text:p>-4.93227625E7</text:p>
          </table:table-cell>
          <table:table-cell table:style-name="ce1" office:value-type="string">
            <text:p>-1.0664029260791763E-15</text:p>
          </table:table-cell>
          <table:table-cell table:number-columns-repeated="5" office:value-type="float" office:value="0">
            <text:p>0</text:p>
          </table:table-cell>
          <table:table-cell table:style-name="ce1" office:value-type="string">
            <text:p>1.0242668584518763E-10</text:p>
          </table:table-cell>
          <table:table-cell office:value-type="float" office:value="97.6308070376217">
            <text:p>97.6308070376</text:p>
          </table:table-cell>
          <table:table-cell office:value-type="float" office:value="101.630805895971">
            <text:p>101.630805896</text:p>
          </table:table-cell>
          <table:table-cell table:style-name="ce1" office:value-type="string">
            <text:p>-1.8656637739467183E-25</text:p>
          </table:table-cell>
          <table:table-cell office:value-type="float" office:value="3.99999999590293">
            <text:p>3.9999999959</text:p>
          </table:table-cell>
          <table:table-cell table:style-name="ce1" office:value-type="string">
            <text:p>9.81634789527138E-5</text:p>
          </table:table-cell>
          <table:table-cell/>
          <table:table-cell table:formula="of:=ABS([.$AE$1]*[.I4]+[.$AE$1]*[.$AE$15]/[.$AE$14]/[.$AE$10]*([.C4]*[.G4]+[.R4]*[.H4])+[.$AE$8]*([.$AE$6]-[.R4]*[.S4])-[.M4])" office:value-type="float" office:value="0.0000000000750529502911013">
            <text:p>7.50529502911013E-011</text:p>
          </table:table-cell>
          <table:table-cell table:formula="of:=ABS([.$AE$2]*[.J4]-[.$AE$2]*[.$AE$15]/[.$AE$14]/[.$AE$10]*([.D4]*[.G4]+[.S4]*[.H4])+[.$AE$8]*([.$AE$6]-[.R4]*[.S4])-[.N4])" office:value-type="float" office:value="0.0460534403331074">
            <text:p>0.0460534403</text:p>
          </table:table-cell>
          <table:table-cell table:formula="of:=ABS([.$AE$3]*[.K4]+[.$AE$3]*[.$AE$15]/[.$AE$14]/[.$AE$10]*([.E4]*[.G4]+[.H4]*[.T4])-[.O4])" office:value-type="float" office:value="0.0171311101587505">
            <text:p>0.0171311102</text:p>
          </table:table-cell>
          <table:table-cell table:formula="of:=ABS([.$AE$4]*[.L4]-[.$AE$4]*[.$AE$15]/[.$AE$14]/[.$AE$10]*([.F4]*[.G4]+[.H4]*[.U4])-[.P4])" office:value-type="float" office:value="1.25066443844545E-026">
            <text:p>1.25066443844545E-026</text:p>
          </table:table-cell>
          <table:table-cell/>
          <table:table-cell office:value-type="string">
            <text:p>D_cl </text:p>
          </table:table-cell>
          <table:table-cell table:style-name="ce4" office:value-type="float" office:value="0.00000000204">
            <text:p>2.04E-009</text:p>
          </table:table-cell>
          <table:table-cell table:number-columns-repeated="5"/>
        </table:table-row>
        <table:table-row table:style-name="ro2">
          <table:table-cell office:value-type="float" office:value="0.00164666666666667">
            <text:p>0.0016466667</text:p>
          </table:table-cell>
          <table:table-cell table:style-name="ce1" office:value-type="string">
            <text:p>1.000000000129712E-8</text:p>
          </table:table-cell>
          <table:table-cell table:style-name="ce1" office:value-type="string">
            <text:p>5.000174925626948E-7</text:p>
          </table:table-cell>
          <table:table-cell office:value-type="float" office:value="-472816.153481364">
            <text:p>-472816.153481364</text:p>
          </table:table-cell>
          <table:table-cell office:value-type="float" office:value="-472819.044890463">
            <text:p>-472819.044890463</text:p>
          </table:table-cell>
          <table:table-cell table:style-name="ce1" office:value-type="string">
            <text:p>-2.2791074245588426E-19</text:p>
          </table:table-cell>
          <table:table-cell office:value-type="float" office:value="119.929147631504">
            <text:p>119.9291476315</text:p>
          </table:table-cell>
          <table:table-cell office:value-type="float" office:value="570387.505027771">
            <text:p>570387.505027771</text:p>
          </table:table-cell>
          <table:table-cell office:value-type="float" office:value="0.00487480183505795">
            <text:p>0.0048748018</text:p>
          </table:table-cell>
          <table:table-cell table:style-name="ce1" office:value-type="string">
            <text:p>-3.952905275E7</text:p>
          </table:table-cell>
          <table:table-cell table:style-name="ce1" office:value-type="string">
            <text:p>-4.93227625E7</text:p>
          </table:table-cell>
          <table:table-cell table:style-name="ce1" office:value-type="string">
            <text:p>-1.0664029260791763E-15</text:p>
          </table:table-cell>
          <table:table-cell table:number-columns-repeated="5" office:value-type="float" office:value="0">
            <text:p>0</text:p>
          </table:table-cell>
          <table:table-cell table:style-name="ce1" office:value-type="string">
            <text:p>1.0283671465414667E-10</text:p>
          </table:table-cell>
          <table:table-cell office:value-type="float" office:value="97.2415351358552">
            <text:p>97.2415351359</text:p>
          </table:table-cell>
          <table:table-cell office:value-type="float" office:value="101.24153493308">
            <text:p>101.2415349331</text:p>
          </table:table-cell>
          <table:table-cell table:style-name="ce1" office:value-type="string">
            <text:p>-3.738514432604769E-25</text:p>
          </table:table-cell>
          <table:table-cell office:value-type="float" office:value="3.99999999588653">
            <text:p>3.9999999959</text:p>
          </table:table-cell>
          <table:table-cell table:style-name="ce1" office:value-type="string">
            <text:p>1.967118173287949E-4</text:p>
          </table:table-cell>
          <table:table-cell/>
          <table:table-cell table:formula="of:=ABS([.$AE$1]*[.I5]+[.$AE$1]*[.$AE$15]/[.$AE$14]/[.$AE$10]*([.C5]*[.G5]+[.R5]*[.H5])+[.$AE$8]*([.$AE$6]-[.R5]*[.S5])-[.M5])" office:value-type="float" office:value="0.000000000080235135994213">
            <text:p>8.0235135994213E-011</text:p>
          </table:table-cell>
          <table:table-cell table:formula="of:=ABS([.$AE$2]*[.J5]-[.$AE$2]*[.$AE$15]/[.$AE$14]/[.$AE$10]*([.D5]*[.G5]+[.S5]*[.H5])+[.$AE$8]*([.$AE$6]-[.R5]*[.S5])-[.N5])" office:value-type="float" office:value="0.0460524741697119">
            <text:p>0.0460524742</text:p>
          </table:table-cell>
          <table:table-cell table:formula="of:=ABS([.$AE$3]*[.K5]+[.$AE$3]*[.$AE$15]/[.$AE$14]/[.$AE$10]*([.E5]*[.G5]+[.H5]*[.T5])-[.O5])" office:value-type="float" office:value="0.0171333047961748">
            <text:p>0.0171333048</text:p>
          </table:table-cell>
          <table:table-cell table:formula="of:=ABS([.$AE$4]*[.L5]-[.$AE$4]*[.$AE$15]/[.$AE$14]/[.$AE$10]*([.F5]*[.G5]+[.H5]*[.U5])-[.P5])" office:value-type="float" office:value="1.28141513531584E-026">
            <text:p>1.28141513531584E-026</text:p>
          </table:table-cell>
          <table:table-cell/>
          <table:table-cell office:value-type="string">
            <text:p>K_v </text:p>
          </table:table-cell>
          <table:table-cell table:style-name="ce4" office:value-type="float" office:value="0.00000000000001">
            <text:p>1.00E-014</text:p>
          </table:table-cell>
          <table:table-cell office:value-type="string">
            <text:p># mol2 / dm6</text:p>
          </table:table-cell>
          <table:table-cell table:number-columns-repeated="4"/>
        </table:table-row>
        <table:table-row table:style-name="ro2">
          <table:table-cell office:value-type="float" office:value="0.00247">
            <text:p>0.00247</text:p>
          </table:table-cell>
          <table:table-cell table:style-name="ce1" office:value-type="string">
            <text:p>1.0000000001286407E-8</text:p>
          </table:table-cell>
          <table:table-cell table:style-name="ce1" office:value-type="string">
            <text:p>5.040859099091175E-7</text:p>
          </table:table-cell>
          <table:table-cell office:value-type="float" office:value="-472854.427760914">
            <text:p>-472854.427760914</text:p>
          </table:table-cell>
          <table:table-cell office:value-type="float" office:value="-472854.275590494">
            <text:p>-472854.275590494</text:p>
          </table:table-cell>
          <table:table-cell table:style-name="ce1" office:value-type="string">
            <text:p>-2.2879903529515395E-19</text:p>
          </table:table-cell>
          <table:table-cell office:value-type="float" office:value="120.4010550177">
            <text:p>120.4010550177</text:p>
          </table:table-cell>
          <table:table-cell office:value-type="float" office:value="578269.526682854">
            <text:p>578269.526682854</text:p>
          </table:table-cell>
          <table:table-cell office:value-type="float" office:value="0.0050004853419523">
            <text:p>0.0050004853</text:p>
          </table:table-cell>
          <table:table-cell table:style-name="ce1" office:value-type="string">
            <text:p>-4.489307525E7</text:p>
          </table:table-cell>
          <table:table-cell table:style-name="ce1" office:value-type="string">
            <text:p>-4.51813335E7</text:p>
          </table:table-cell>
          <table:table-cell table:style-name="ce1" office:value-type="string">
            <text:p>-1.0916688786826284E-15</text:p>
          </table:table-cell>
          <table:table-cell table:number-columns-repeated="5" office:value-type="float" office:value="0">
            <text:p>0</text:p>
          </table:table-cell>
          <table:table-cell table:style-name="ce1" office:value-type="string">
            <text:p>1.0325007121868332E-10</text:p>
          </table:table-cell>
          <table:table-cell office:value-type="float" office:value="96.8522334488897">
            <text:p>96.8522334489</text:p>
          </table:table-cell>
          <table:table-cell office:value-type="float" office:value="100.852233407147">
            <text:p>100.8522334071</text:p>
          </table:table-cell>
          <table:table-cell table:style-name="ce1" office:value-type="string">
            <text:p>-5.618636333859456E-25</text:p>
          </table:table-cell>
          <table:table-cell office:value-type="float" office:value="3.99999999587">
            <text:p>3.9999999959</text:p>
          </table:table-cell>
          <table:table-cell table:style-name="ce1" office:value-type="string">
            <text:p>2.956475843691902E-4</text:p>
          </table:table-cell>
          <table:table-cell/>
          <table:table-cell table:formula="of:=ABS([.$AE$1]*[.I6]+[.$AE$1]*[.$AE$15]/[.$AE$14]/[.$AE$10]*([.C6]*[.G6]+[.R6]*[.H6])+[.$AE$8]*([.$AE$6]-[.R6]*[.S6])-[.M6])" office:value-type="float" office:value="0.00000000007702881006653">
            <text:p>7.702881006653E-011</text:p>
          </table:table-cell>
          <table:table-cell table:formula="of:=ABS([.$AE$2]*[.J6]-[.$AE$2]*[.$AE$15]/[.$AE$14]/[.$AE$10]*([.D6]*[.G6]+[.S6]*[.H6])+[.$AE$8]*([.$AE$6]-[.R6]*[.S6])-[.N6])" office:value-type="float" office:value="0.0467494327552852">
            <text:p>0.0467494328</text:p>
          </table:table-cell>
          <table:table-cell table:formula="of:=ABS([.$AE$3]*[.K6]+[.$AE$3]*[.$AE$15]/[.$AE$14]/[.$AE$10]*([.E6]*[.G6]+[.H6]*[.T6])-[.O6])" office:value-type="float" office:value="0.0173538392968893">
            <text:p>0.0173538393</text:p>
          </table:table-cell>
          <table:table-cell table:formula="of:=ABS([.$AE$4]*[.L6]-[.$AE$4]*[.$AE$15]/[.$AE$14]/[.$AE$10]*([.F6]*[.G6]+[.H6]*[.U6])-[.P6])" office:value-type="float" office:value="1.28173415065502E-026">
            <text:p>1.28173415065502E-026</text:p>
          </table:table-cell>
          <table:table-cell/>
          <table:table-cell office:value-type="string">
            <text:p>K_v </text:p>
          </table:table-cell>
          <table:table-cell table:style-name="ce4" office:value-type="float" office:value="0.00000001">
            <text:p>1.00E-008</text:p>
          </table:table-cell>
          <table:table-cell office:value-type="string">
            <text:p><text:s/># mol2 / m6</text:p>
          </table:table-cell>
          <table:table-cell table:number-columns-repeated="4"/>
        </table:table-row>
        <table:table-row table:style-name="ro3">
          <table:table-cell office:value-type="float" office:value="0.00329333333333333">
            <text:p>0.0032933333</text:p>
          </table:table-cell>
          <table:table-cell table:style-name="ce1" office:value-type="string">
            <text:p>1.0000000001293477E-8</text:p>
          </table:table-cell>
          <table:table-cell table:style-name="ce1" office:value-type="string">
            <text:p>5.082029761739842E-7</text:p>
          </table:table-cell>
          <table:table-cell office:value-type="float" office:value="-472891.389726222">
            <text:p>-472891.389726222</text:p>
          </table:table-cell>
          <table:table-cell office:value-type="float" office:value="-472891.474888504">
            <text:p>-472891.474888504</text:p>
          </table:table-cell>
          <table:table-cell table:style-name="ce1" office:value-type="string">
            <text:p>-2.2969784267193554E-19</text:p>
          </table:table-cell>
          <table:table-cell office:value-type="float" office:value="120.877163594669">
            <text:p>120.8771635947</text:p>
          </table:table-cell>
          <table:table-cell office:value-type="float" office:value="578269.526682854">
            <text:p>578269.526682854</text:p>
          </table:table-cell>
          <table:table-cell office:value-type="float" office:value="0.0050004853419523">
            <text:p>0.0050004853</text:p>
          </table:table-cell>
          <table:table-cell table:style-name="ce1" office:value-type="string">
            <text:p>-4.489307525E7</text:p>
          </table:table-cell>
          <table:table-cell table:style-name="ce1" office:value-type="string">
            <text:p>-4.51813335E7</text:p>
          </table:table-cell>
          <table:table-cell table:style-name="ce1" office:value-type="string">
            <text:p>-1.0916688786826284E-15</text:p>
          </table:table-cell>
          <table:table-cell table:number-columns-repeated="5" office:value-type="float" office:value="0">
            <text:p>0</text:p>
          </table:table-cell>
          <table:table-cell table:style-name="ce1" office:value-type="string">
            <text:p>1.0366679681012085E-10</text:p>
          </table:table-cell>
          <table:table-cell office:value-type="float" office:value="96.4629014206909">
            <text:p>96.4629014207</text:p>
          </table:table-cell>
          <table:table-cell office:value-type="float" office:value="100.462901406533">
            <text:p>100.4629014065</text:p>
          </table:table-cell>
          <table:table-cell table:style-name="ce1" office:value-type="string">
            <text:p>-7.50611514815731E-25</text:p>
          </table:table-cell>
          <table:table-cell office:value-type="float" office:value="3.99999999585333">
            <text:p>3.9999999959</text:p>
          </table:table-cell>
          <table:table-cell table:style-name="ce1" office:value-type="string">
            <text:p>3.949737843646155E-4</text:p>
          </table:table-cell>
          <table:table-cell/>
          <table:table-cell table:formula="of:=ABS([.$AE$1]*[.I7]+[.$AE$1]*[.$AE$15]/[.$AE$14]/[.$AE$10]*([.C7]*[.G7]+[.R7]*[.H7])+[.$AE$8]*([.$AE$6]-[.R7]*[.S7])-[.M7])" office:value-type="float" office:value="0.0000000000775936397965687">
            <text:p>7.75936397965687E-011</text:p>
          </table:table-cell>
          <table:table-cell table:formula="of:=ABS([.$AE$2]*[.J7]-[.$AE$2]*[.$AE$15]/[.$AE$14]/[.$AE$10]*([.D7]*[.G7]+[.S7]*[.H7])+[.$AE$8]*([.$AE$6]-[.R7]*[.S7])-[.N7])" office:value-type="float" office:value="0.0467483644945137">
            <text:p>0.0467483645</text:p>
          </table:table-cell>
          <table:table-cell table:formula="of:=ABS([.$AE$3]*[.K7]+[.$AE$3]*[.$AE$15]/[.$AE$14]/[.$AE$10]*([.E7]*[.G7]+[.H7]*[.T7])-[.O7])" office:value-type="float" office:value="0.0173558592047255">
            <text:p>0.0173558592</text:p>
          </table:table-cell>
          <table:table-cell table:formula="of:=ABS([.$AE$4]*[.L7]-[.$AE$4]*[.$AE$15]/[.$AE$14]/[.$AE$10]*([.F7]*[.G7]+[.H7]*[.U7])-[.P7])" office:value-type="float" office:value="1.31376418246929E-026">
            <text:p>1.31376418246929E-026</text:p>
          </table:table-cell>
          <table:table-cell/>
          <table:table-cell office:value-type="string">
            <text:p>k_v </text:p>
          </table:table-cell>
          <table:table-cell table:style-name="ce4" office:value-type="float" office:value="130000000000">
            <text:p>1.30E+011</text:p>
          </table:table-cell>
          <table:table-cell office:value-type="string">
            <text:p># dm3 / mol /s</text:p>
          </table:table-cell>
          <table:table-cell table:number-columns-repeated="4"/>
        </table:table-row>
        <table:table-row table:style-name="ro3">
          <table:table-cell office:value-type="float" office:value="0.00411666666666667">
            <text:p>0.0041166667</text:p>
          </table:table-cell>
          <table:table-cell table:style-name="ce1" office:value-type="string">
            <text:p>1.000000000130847E-8</text:p>
          </table:table-cell>
          <table:table-cell table:style-name="ce1" office:value-type="string">
            <text:p>5.123709665662063E-7</text:p>
          </table:table-cell>
          <table:table-cell office:value-type="float" office:value="-472928.808676839">
            <text:p>-472928.808676839</text:p>
          </table:table-cell>
          <table:table-cell office:value-type="float" office:value="-472928.804258108">
            <text:p>-472928.804258108</text:p>
          </table:table-cell>
          <table:table-cell table:style-name="ce1" office:value-type="string">
            <text:p>-2.3060728122929655E-19</text:p>
          </table:table-cell>
          <table:table-cell office:value-type="float" office:value="121.357042232002">
            <text:p>121.357042232</text:p>
          </table:table-cell>
          <table:table-cell office:value-type="float" office:value="587563.470284939">
            <text:p>587563.470284939</text:p>
          </table:table-cell>
          <table:table-cell office:value-type="float" office:value="0.00512546607023978">
            <text:p>0.0051254661</text:p>
          </table:table-cell>
          <table:table-cell table:style-name="ce1" office:value-type="string">
            <text:p>-4.575672175E7</text:p>
          </table:table-cell>
          <table:table-cell table:style-name="ce1" office:value-type="string">
            <text:p>-4.5765207E7</text:p>
          </table:table-cell>
          <table:table-cell table:style-name="ce1" office:value-type="string">
            <text:p>-1.1177564659640307E-15</text:p>
          </table:table-cell>
          <table:table-cell table:number-columns-repeated="5" office:value-type="float" office:value="0">
            <text:p>0</text:p>
          </table:table-cell>
          <table:table-cell table:style-name="ce1" office:value-type="string">
            <text:p>1.0408693310378663E-10</text:p>
          </table:table-cell>
          <table:table-cell office:value-type="float" office:value="96.0735387537773">
            <text:p>96.0735387538</text:p>
          </table:table-cell>
          <table:table-cell office:value-type="float" office:value="100.07353874431">
            <text:p>100.0735387443</text:p>
          </table:table-cell>
          <table:table-cell table:style-name="ce1" office:value-type="string">
            <text:p>-9.401037907513499E-25</text:p>
          </table:table-cell>
          <table:table-cell office:value-type="float" office:value="3.99999999583652">
            <text:p>3.9999999958</text:p>
          </table:table-cell>
          <table:table-cell table:style-name="ce1" office:value-type="string">
            <text:p>4.946935275109298E-4</text:p>
          </table:table-cell>
          <table:table-cell/>
          <table:table-cell table:formula="of:=ABS([.$AE$1]*[.I8]+[.$AE$1]*[.$AE$15]/[.$AE$14]/[.$AE$10]*([.C8]*[.G8]+[.R8]*[.H8])+[.$AE$8]*([.$AE$6]-[.R8]*[.S8])-[.M8])" office:value-type="float" office:value="0.0000000000776679880303656">
            <text:p>7.76679880303656E-011</text:p>
          </table:table-cell>
          <table:table-cell table:formula="of:=ABS([.$AE$2]*[.J8]-[.$AE$2]*[.$AE$15]/[.$AE$14]/[.$AE$10]*([.D8]*[.G8]+[.S8]*[.H8])+[.$AE$8]*([.$AE$6]-[.R8]*[.S8])-[.N8])" office:value-type="float" office:value="0.047513376019476">
            <text:p>0.047513376</text:p>
          </table:table-cell>
          <table:table-cell table:formula="of:=ABS([.$AE$3]*[.K8]+[.$AE$3]*[.$AE$15]/[.$AE$14]/[.$AE$10]*([.E8]*[.G8]+[.H8]*[.T8])-[.O8])" office:value-type="float" office:value="0.0176363482115812">
            <text:p>0.0176363482</text:p>
          </table:table-cell>
          <table:table-cell table:formula="of:=ABS([.$AE$4]*[.L8]-[.$AE$4]*[.$AE$15]/[.$AE$14]/[.$AE$10]*([.F8]*[.G8]+[.H8]*[.U8])-[.P8])" office:value-type="float" office:value="1.31582292465934E-026">
            <text:p>1.31582292465934E-026</text:p>
          </table:table-cell>
          <table:table-cell/>
          <table:table-cell office:value-type="string">
            <text:p>k_v </text:p>
          </table:table-cell>
          <table:table-cell table:style-name="ce4" office:value-type="float" office:value="130000000">
            <text:p>1.30E+008</text:p>
          </table:table-cell>
          <table:table-cell office:value-type="string">
            <text:p># m3 / mol / s</text:p>
          </table:table-cell>
          <table:table-cell table:number-columns-repeated="4"/>
        </table:table-row>
        <table:table-row table:style-name="ro2">
          <table:table-cell table:number-columns-repeated="30"/>
          <table:table-cell table:style-name="ce4"/>
          <table:table-cell table:number-columns-repeated="5"/>
        </table:table-row>
        <table:table-row table:style-name="ro2">
          <table:table-cell table:number-columns-repeated="16"/>
          <table:table-cell office:value-type="string">
            <text:p>Teljes valtozas</text:p>
          </table:table-cell>
          <table:table-cell table:formula="of:=ABS(([.R4]-[.R3]))+ABS(([.R5]-[.R4]))+ABS(([.R6]-[.R5]))+ABS(([.R7]-[.R6]))+ABS(([.R8]-[.R7]))" office:value-type="float" office:value="0.0000000000020669905067">
            <text:p>2.0669905067E-012</text:p>
          </table:table-cell>
          <table:table-cell table:formula="of:=ABS(([.S4]-[.S3]))+ABS(([.S5]-[.S4]))+ABS(([.S6]-[.S5]))+ABS(([.S7]-[.S6]))+ABS(([.S8]-[.S7]))" office:value-type="float" office:value="1.94651247771171">
            <text:p>1.9465124777</text:p>
          </table:table-cell>
          <table:table-cell table:formula="of:=ABS(([.T4]-[.T3]))+ABS(([.T5]-[.T4]))+ABS(([.T6]-[.T5]))+ABS(([.T7]-[.T6]))+ABS(([.T8]-[.T7]))" office:value-type="float" office:value="1.946505872719">
            <text:p>1.9465058727</text:p>
          </table:table-cell>
          <table:table-cell table:formula="of:=ABS(([.U4]-[.U3]))+ABS(([.U5]-[.U4]))+ABS(([.U6]-[.U5]))+ABS(([.U7]-[.U6]))+ABS(([.U8]-[.U7]))" office:value-type="float" office:value="9.4010379075135E-025">
            <text:p>9.4010379075135E-025</text:p>
          </table:table-cell>
          <table:table-cell table:number-columns-repeated="2"/>
          <table:table-cell office:value-type="string">
            <text:p>Integral</text:p>
          </table:table-cell>
          <table:table-cell table:formula="of:=([.Y3]+[.Y4])/2*([.$A3]+[.$A4])/2+([.Y4]+[.Y5])/2*([.$A4]+[.$A5])/2+([.Y5]+[.Y6])/2*([.$A5]+[.$A6])/2+([.Y6]+[.Y7])/2*([.$A6]+[.$A7])/2+([.Y7]+[.Y8])/2*([.$A7]+[.$A8])/2" office:value-type="float" office:value="0.000000000000801502962222149">
            <text:p>8.01502962222149E-013</text:p>
          </table:table-cell>
          <table:table-cell table:formula="of:=([.Z3]+[.Z4])/2*([.$A3]+[.$A4])/2+([.Z4]+[.Z5])/2*([.$A4]+[.$A5])/2+([.Z5]+[.Z6])/2*([.$A5]+[.$A6])/2+([.Z6]+[.Z7])/2*([.$A6]+[.$A7])/2+([.Z7]+[.Z8])/2*([.$A7]+[.$A8])/2" office:value-type="float" office:value="0.000480653810104066">
            <text:p>0.0004806538</text:p>
          </table:table-cell>
          <table:table-cell table:formula="of:=([.AA3]+[.AA4])/2*([.$A3]+[.$A4])/2+([.AA4]+[.AA5])/2*([.$A4]+[.$A5])/2+([.AA5]+[.AA6])/2*([.$A5]+[.$A6])/2+([.AA6]+[.AA7])/2*([.$A6]+[.$A7])/2+([.AA7]+[.AA8])/2*([.$A7]+[.$A8])/2" office:value-type="float" office:value="0.000178565140556758">
            <text:p>0.0001785651</text:p>
          </table:table-cell>
          <table:table-cell table:formula="of:=([.AB3]+[.AB4])/2*([.$A3]+[.$A4])/2+([.AB4]+[.AB5])/2*([.$A4]+[.$A5])/2+([.AB5]+[.AB6])/2*([.$A5]+[.$A6])/2+([.AB6]+[.AB7])/2*([.$A6]+[.$A7])/2+([.AB7]+[.AB8])/2*([.$A7]+[.$A8])/2" office:value-type="float" office:value="1.33258660957854E-028">
            <text:p>1.33258660957854E-028</text:p>
          </table:table-cell>
          <table:table-cell/>
          <table:table-cell office:value-type="string">
            <text:p>T </text:p>
          </table:table-cell>
          <table:table-cell table:style-name="ce4" office:value-type="float" office:value="298">
            <text:p>2.98E+002</text:p>
          </table:table-cell>
          <table:table-cell office:value-type="string">
            <text:p># K </text:p>
          </table:table-cell>
          <table:table-cell table:number-columns-repeated="4"/>
        </table:table-row>
        <table:table-row table:style-name="ro2">
          <table:table-cell table:number-columns-repeated="29"/>
          <table:table-cell office:value-type="string">
            <text:p>K_fix </text:p>
          </table:table-cell>
          <table:table-cell table:style-name="ce4" office:value-type="float" office:value="0.0001">
            <text:p>1.00E-004</text:p>
          </table:table-cell>
          <table:table-cell table:number-columns-repeated="5"/>
        </table:table-row>
        <table:table-row table:style-name="ro2">
          <table:table-cell table:number-columns-repeated="29"/>
          <table:table-cell office:value-type="string">
            <text:p>k_fix </text:p>
          </table:table-cell>
          <table:table-cell table:style-name="ce4" office:value-type="float" office:value="6000000000">
            <text:p>6.00E+009</text:p>
          </table:table-cell>
          <table:table-cell table:number-columns-repeated="5"/>
        </table:table-row>
        <table:table-row table:style-name="ro2">
          <table:table-cell office:value-type="string">
            <text:p>%t=1.1682167211356698</text:p>
          </table:table-cell>
          <table:table-cell table:number-columns-repeated="28"/>
          <table:table-cell office:value-type="string">
            <text:p>c0_fa </text:p>
          </table:table-cell>
          <table:table-cell table:style-name="ce4" office:value-type="float" office:value="0.004">
            <text:p>4.00E-003</text:p>
          </table:table-cell>
          <table:table-cell table:number-columns-repeated="5"/>
        </table:table-row>
        <table:table-row table:style-name="ro3">
          <table:table-cell office:value-type="float" office:value="0">
            <text:p>0</text:p>
          </table:table-cell>
          <table:table-cell table:style-name="ce1" office:value-type="string">
            <text:p>1.0E-8</text:p>
          </table:table-cell>
          <table:table-cell table:style-name="ce1" office:value-type="string">
            <text:p>5.688203341065235E-7</text:p>
          </table:table-cell>
          <table:table-cell office:value-type="float" office:value="-554782.017289177">
            <text:p>-554782.017289177</text:p>
          </table:table-cell>
          <table:table-cell office:value-type="float" office:value="-1170152.56271008">
            <text:p>-1170152.56271008</text:p>
          </table:table-cell>
          <table:table-cell office:value-type="float" office:value="-615412.706319422">
            <text:p>-615412.706319422</text:p>
          </table:table-cell>
          <table:table-cell office:value-type="float" office:value="91.2052985192811">
            <text:p>91.2052985193</text:p>
          </table:table-cell>
          <table:table-cell office:value-type="float" office:value="677738.719492674">
            <text:p>677738.719492674</text:p>
          </table:table-cell>
          <table:table-cell office:value-type="float" office:value="0.00578509742388178">
            <text:p>0.0057850974</text:p>
          </table:table-cell>
          <table:table-cell table:style-name="ce1" office:value-type="string">
            <text:p>6.25510201875E8</text:p>
          </table:table-cell>
          <table:table-cell table:style-name="ce1" office:value-type="string">
            <text:p>-3.3891810875E7</text:p>
          </table:table-cell>
          <table:table-cell table:style-name="ce1" office:value-type="string">
            <text:p>-5.7956773675E8</text:p>
          </table:table-cell>
          <table:table-cell table:number-columns-repeated="5" office:value-type="float" office:value="0">
            <text:p>0</text:p>
          </table:table-cell>
          <table:table-cell table:style-name="ce1" office:value-type="string">
            <text:p>1.0125773925866717E-10</text:p>
          </table:table-cell>
          <table:table-cell office:value-type="float" office:value="98.7578833303258">
            <text:p>98.7578833303</text:p>
          </table:table-cell>
          <table:table-cell office:value-type="float" office:value="162.01254482625">
            <text:p>162.0125448263</text:p>
          </table:table-cell>
          <table:table-cell office:value-type="float" office:value="59.2546707435247">
            <text:p>59.2546707435</text:p>
          </table:table-cell>
          <table:table-cell office:value-type="float" office:value="3.99999999594969">
            <text:p>3.9999999959</text:p>
          </table:table-cell>
          <table:table-cell office:value-type="float" office:value="0">
            <text:p>0</text:p>
          </table:table-cell>
          <table:table-cell/>
          <table:table-cell table:formula="of:=ABS([.$AE$1]*[.I14]+[.$AE$1]*[.$AE$15]/[.$AE$14]/[.$AE$10]*([.C14]*[.G14]+[.R14]*[.H14])+[.$AE$8]*([.$AE$6]-[.R14]*[.S14])-[.M14])" office:value-type="float" office:value="0.0000000000975475160413822">
            <text:p>9.75475160413822E-011</text:p>
          </table:table-cell>
          <table:table-cell table:formula="of:=ABS([.$AE$2]*[.J14]-[.$AE$2]*[.$AE$15]/[.$AE$14]/[.$AE$10]*([.D14]*[.G14]+[.S14]*[.H14])+[.$AE$8]*([.$AE$6]-[.R14]*[.S14])-[.N14])" office:value-type="float" office:value="0.0555080299010484">
            <text:p>0.0555080299</text:p>
          </table:table-cell>
          <table:table-cell table:formula="of:=ABS([.$AE$3]*[.K14]+[.$AE$3]*[.$AE$15]/[.$AE$14]/[.$AE$10]*([.E14]*[.G14]+[.H14]*[.T14])-[.O14])" office:value-type="float" office:value="0.168503239195378">
            <text:p>0.1685032392</text:p>
          </table:table-cell>
          <table:table-cell table:formula="of:=ABS([.$AE$4]*[.L14]-[.$AE$4]*[.$AE$15]/[.$AE$14]/[.$AE$10]*([.F14]*[.G14]+[.H14]*[.U14])-[.P14])" office:value-type="float" office:value="0.086311095963201">
            <text:p>0.086311096</text:p>
          </table:table-cell>
          <table:table-cell/>
          <table:table-cell office:value-type="string">
            <text:p>R </text:p>
          </table:table-cell>
          <table:table-cell office:value-type="float" office:value="8.3145">
            <text:p>8.3145</text:p>
          </table:table-cell>
          <table:table-cell office:value-type="string">
            <text:p># J / mol / K</text:p>
          </table:table-cell>
          <table:table-cell table:number-columns-repeated="4"/>
        </table:table-row>
        <table:table-row table:style-name="ro3">
          <table:table-cell table:style-name="ce1" office:value-type="string">
            <text:p>8.233333333333335E-4</text:p>
          </table:table-cell>
          <table:table-cell table:style-name="ce1" office:value-type="string">
            <text:p>1.000000000110262E-8</text:p>
          </table:table-cell>
          <table:table-cell table:style-name="ce1" office:value-type="string">
            <text:p>5.735931241568272E-7</text:p>
          </table:table-cell>
          <table:table-cell office:value-type="float" office:value="-554276.509381741">
            <text:p>-554276.509381741</text:p>
          </table:table-cell>
          <table:table-cell office:value-type="float" office:value="-1170164.84384409">
            <text:p>-1170164.84384409</text:p>
          </table:table-cell>
          <table:table-cell office:value-type="float" office:value="-615895.567713752">
            <text:p>-615895.567713752</text:p>
          </table:table-cell>
          <table:table-cell office:value-type="float" office:value="91.7608201380326">
            <text:p>91.760820138</text:p>
          </table:table-cell>
          <table:table-cell office:value-type="float" office:value="681118.885843515">
            <text:p>681118.885843515</text:p>
          </table:table-cell>
          <table:table-cell office:value-type="float" office:value="0.00586601741304094">
            <text:p>0.0058660174</text:p>
          </table:table-cell>
          <table:table-cell table:style-name="ce1" office:value-type="string">
            <text:p>6.173537505E8</text:p>
          </table:table-cell>
          <table:table-cell table:style-name="ce1" office:value-type="string">
            <text:p>1.1658608125E8</text:p>
          </table:table-cell>
          <table:table-cell table:style-name="ce1" office:value-type="string">
            <text:p>-4.87070901375E8</text:p>
          </table:table-cell>
          <table:table-cell table:style-name="ce1" office:value-type="string">
            <text:p>-6.7047446313581535E-15</text:p>
          </table:table-cell>
          <table:table-cell office:value-type="float" office:value="0.00647889881033435">
            <text:p>0.0064788988</text:p>
          </table:table-cell>
          <table:table-cell office:value-type="float" office:value="0.237177145143516">
            <text:p>0.2371771451</text:p>
          </table:table-cell>
          <table:table-cell office:value-type="float" office:value="0.230698247035846">
            <text:p>0.230698247</text:p>
          </table:table-cell>
          <table:table-cell table:style-name="ce1" office:value-type="string">
            <text:p>3.243570119598132E-5</text:p>
          </table:table-cell>
          <table:table-cell table:style-name="ce1" office:value-type="string">
            <text:p>1.0172802879490778E-10</text:p>
          </table:table-cell>
          <table:table-cell office:value-type="float" office:value="98.3013248124905">
            <text:p>98.3013248125</text:p>
          </table:table-cell>
          <table:table-cell office:value-type="float" office:value="161.049107729033">
            <text:p>161.049107729</text:p>
          </table:table-cell>
          <table:table-cell office:value-type="float" office:value="58.7477845106104">
            <text:p>58.7477845106</text:p>
          </table:table-cell>
          <table:table-cell office:value-type="float" office:value="3.99999999593088">
            <text:p>3.9999999959</text:p>
          </table:table-cell>
          <table:table-cell table:style-name="ce1" office:value-type="string">
            <text:p>7.53220744560833E-5</text:p>
          </table:table-cell>
          <table:table-cell/>
          <table:table-cell table:formula="of:=ABS([.$AE$1]*[.I15]+[.$AE$1]*[.$AE$15]/[.$AE$14]/[.$AE$10]*([.C15]*[.G15]+[.R15]*[.H15])+[.$AE$8]*([.$AE$6]-[.R15]*[.S15])-[.M15])" office:value-type="float" office:value="0.0000000000445192688059623">
            <text:p>4.45192688059623E-011</text:p>
          </table:table-cell>
          <table:table-cell table:formula="of:=ABS([.$AE$2]*[.J15]-[.$AE$2]*[.$AE$15]/[.$AE$14]/[.$AE$10]*([.D15]*[.G15]+[.S15]*[.H15])+[.$AE$8]*([.$AE$6]-[.R15]*[.S15])-[.N15])" office:value-type="float" office:value="0.0559207272706185">
            <text:p>0.0559207273</text:p>
          </table:table-cell>
          <table:table-cell table:formula="of:=ABS([.$AE$3]*[.K15]+[.$AE$3]*[.$AE$15]/[.$AE$14]/[.$AE$10]*([.E15]*[.G15]+[.H15]*[.T15])-[.O15])" office:value-type="float" office:value="0.168274693065183">
            <text:p>0.1682746931</text:p>
          </table:table-cell>
          <table:table-cell table:formula="of:=ABS([.$AE$4]*[.L15]-[.$AE$4]*[.$AE$15]/[.$AE$14]/[.$AE$10]*([.F15]*[.G15]+[.H15]*[.U15])-[.P15])" office:value-type="float" office:value="0.0865001484728897">
            <text:p>0.0865001485</text:p>
          </table:table-cell>
          <table:table-cell/>
          <table:table-cell office:value-type="string">
            <text:p>F </text:p>
          </table:table-cell>
          <table:table-cell office:value-type="float" office:value="96485">
            <text:p>96485</text:p>
          </table:table-cell>
          <table:table-cell office:value-type="string">
            <text:p># s * A / mol</text:p>
          </table:table-cell>
          <table:table-cell table:number-columns-repeated="4"/>
        </table:table-row>
        <table:table-row table:style-name="ro3">
          <table:table-cell office:value-type="float" office:value="0.00164666666666667">
            <text:p>0.0016466667</text:p>
          </table:table-cell>
          <table:table-cell table:style-name="ce1" office:value-type="string">
            <text:p>1.0000000001112851E-8</text:p>
          </table:table-cell>
          <table:table-cell table:style-name="ce1" office:value-type="string">
            <text:p>5.784228118268847E-7</text:p>
          </table:table-cell>
          <table:table-cell office:value-type="float" office:value="-553768.221460581">
            <text:p>-553768.221460581</text:p>
          </table:table-cell>
          <table:table-cell office:value-type="float" office:value="-1170068.85463738">
            <text:p>-1170068.85463738</text:p>
          </table:table-cell>
          <table:table-cell office:value-type="float" office:value="-616296.589422554">
            <text:p>-616296.589422554</text:p>
          </table:table-cell>
          <table:table-cell office:value-type="float" office:value="92.3216080207106">
            <text:p>92.3216080207</text:p>
          </table:table-cell>
          <table:table-cell office:value-type="float" office:value="681118.885843515">
            <text:p>681118.885843515</text:p>
          </table:table-cell>
          <table:table-cell office:value-type="float" office:value="0.00586601741304094">
            <text:p>0.0058660174</text:p>
          </table:table-cell>
          <table:table-cell table:style-name="ce1" office:value-type="string">
            <text:p>6.173537505E8</text:p>
          </table:table-cell>
          <table:table-cell table:style-name="ce1" office:value-type="string">
            <text:p>1.1658608125E8</text:p>
          </table:table-cell>
          <table:table-cell table:style-name="ce1" office:value-type="string">
            <text:p>-4.87070901375E8</text:p>
          </table:table-cell>
          <table:table-cell table:style-name="ce1" office:value-type="string">
            <text:p>-1.328058907529686E-14</text:p>
          </table:table-cell>
          <table:table-cell office:value-type="float" office:value="0.0127144137556601">
            <text:p>0.0127144138</text:p>
          </table:table-cell>
          <table:table-cell office:value-type="float" office:value="0.474249388209473">
            <text:p>0.4742493882</text:p>
          </table:table-cell>
          <table:table-cell office:value-type="float" office:value="0.46153497529195">
            <text:p>0.4615349753</text:p>
          </table:table-cell>
          <table:table-cell table:style-name="ce1" office:value-type="string">
            <text:p>6.49542140997606E-5</text:p>
          </table:table-cell>
          <table:table-cell table:style-name="ce1" office:value-type="string">
            <text:p>1.0220227535522108E-10</text:p>
          </table:table-cell>
          <table:table-cell office:value-type="float" office:value="97.8451797316271">
            <text:p>97.8451797316</text:p>
          </table:table-cell>
          <table:table-cell office:value-type="float" office:value="160.085711523158">
            <text:p>160.0857115232</text:p>
          </table:table-cell>
          <table:table-cell office:value-type="float" office:value="58.2405320725893">
            <text:p>58.2405320726</text:p>
          </table:table-cell>
          <table:table-cell office:value-type="float" office:value="3.99999999591191">
            <text:p>3.9999999959</text:p>
          </table:table-cell>
          <table:table-cell table:style-name="ce1" office:value-type="string">
            <text:p>1.5110267404809928E-4</text:p>
          </table:table-cell>
          <table:table-cell/>
          <table:table-cell table:formula="of:=ABS([.$AE$1]*[.I16]+[.$AE$1]*[.$AE$15]/[.$AE$14]/[.$AE$10]*([.C16]*[.G16]+[.R16]*[.H16])+[.$AE$8]*([.$AE$6]-[.R16]*[.S16])-[.M16])" office:value-type="float" office:value="0.00000000004544750693573">
            <text:p>4.544750693573E-011</text:p>
          </table:table-cell>
          <table:table-cell table:formula="of:=ABS([.$AE$2]*[.J16]-[.$AE$2]*[.$AE$15]/[.$AE$14]/[.$AE$10]*([.D16]*[.G16]+[.S16]*[.H16])+[.$AE$8]*([.$AE$6]-[.R16]*[.S16])-[.N16])" office:value-type="float" office:value="0.0559853659288475">
            <text:p>0.0559853659</text:p>
          </table:table-cell>
          <table:table-cell table:formula="of:=ABS([.$AE$3]*[.K16]+[.$AE$3]*[.$AE$15]/[.$AE$14]/[.$AE$10]*([.E16]*[.G16]+[.H16]*[.T16])-[.O16])" office:value-type="float" office:value="0.168289454821759">
            <text:p>0.1682894548</text:p>
          </table:table-cell>
          <table:table-cell table:formula="of:=ABS([.$AE$4]*[.L16]-[.$AE$4]*[.$AE$15]/[.$AE$14]/[.$AE$10]*([.F16]*[.G16]+[.H16]*[.U16])-[.P16])" office:value-type="float" office:value="0.0865117145036477">
            <text:p>0.0865117145</text:p>
          </table:table-cell>
          <table:table-cell/>
          <table:table-cell office:value-type="string">
            <text:p>epsilon </text:p>
          </table:table-cell>
          <table:table-cell table:style-name="ce4" office:value-type="float" office:value="0.0000000000088542">
            <text:p>8.85E-012</text:p>
          </table:table-cell>
          <table:table-cell office:value-type="string">
            <text:p># F / m <text:s text:c="2"/>#vakuum</text:p>
          </table:table-cell>
          <table:table-cell table:number-columns-repeated="4"/>
        </table:table-row>
        <table:table-row table:style-name="ro2">
          <table:table-cell office:value-type="float" office:value="0.00247">
            <text:p>0.00247</text:p>
          </table:table-cell>
          <table:table-cell table:style-name="ce1" office:value-type="string">
            <text:p>1.0000000001093133E-8</text:p>
          </table:table-cell>
          <table:table-cell table:style-name="ce1" office:value-type="string">
            <text:p>5.833072902104936E-7</text:p>
          </table:table-cell>
          <table:table-cell office:value-type="float" office:value="-553254.682017922">
            <text:p>-553254.682017922</text:p>
          </table:table-cell>
          <table:table-cell office:value-type="float" office:value="-1169868.66994673">
            <text:p>-1169868.66994673</text:p>
          </table:table-cell>
          <table:table-cell office:value-type="float" office:value="-616614.200738564">
            <text:p>-616614.200738564</text:p>
          </table:table-cell>
          <table:table-cell office:value-type="float" office:value="92.8883721617153">
            <text:p>92.8883721617</text:p>
          </table:table-cell>
          <table:table-cell office:value-type="float" office:value="697716.499020576">
            <text:p>697716.499020576</text:p>
          </table:table-cell>
          <table:table-cell office:value-type="float" office:value="0.0059925674357828">
            <text:p>0.0059925674</text:p>
          </table:table-cell>
          <table:table-cell table:style-name="ce1" office:value-type="string">
            <text:p>6.37508491E8</text:p>
          </table:table-cell>
          <table:table-cell table:style-name="ce1" office:value-type="string">
            <text:p>3.570929125E8</text:p>
          </table:table-cell>
          <table:table-cell table:style-name="ce1" office:value-type="string">
            <text:p>-2.80012416625E8</text:p>
          </table:table-cell>
          <table:table-cell table:style-name="ce1" office:value-type="string">
            <text:p>-1.9713983548359276E-14</text:p>
          </table:table-cell>
          <table:table-cell office:value-type="float" office:value="0.0186981375527337">
            <text:p>0.0186981376</text:p>
          </table:table-cell>
          <table:table-cell office:value-type="float" office:value="0.711118387239601">
            <text:p>0.7111183872</text:p>
          </table:table-cell>
          <table:table-cell office:value-type="float" office:value="0.69242025053617">
            <text:p>0.6924202505</text:p>
          </table:table-cell>
          <table:table-cell table:style-name="ce1" office:value-type="string">
            <text:p>9.755462235293539E-5</text:p>
          </table:table-cell>
          <table:table-cell table:style-name="ce1" office:value-type="string">
            <text:p>1.026805214916591E-10</text:p>
          </table:table-cell>
          <table:table-cell office:value-type="float" office:value="97.389454745859">
            <text:p>97.3894547459</text:p>
          </table:table-cell>
          <table:table-cell office:value-type="float" office:value="159.122438154027">
            <text:p>159.122438154</text:p>
          </table:table-cell>
          <table:table-cell office:value-type="float" office:value="57.7329834640285">
            <text:p>57.732983464</text:p>
          </table:table-cell>
          <table:table-cell office:value-type="float" office:value="3.99999999589278">
            <text:p>3.9999999959</text:p>
          </table:table-cell>
          <table:table-cell table:style-name="ce1" office:value-type="string">
            <text:p>2.2734730327004696E-4</text:p>
          </table:table-cell>
          <table:table-cell/>
          <table:table-cell table:formula="of:=ABS([.$AE$1]*[.I17]+[.$AE$1]*[.$AE$15]/[.$AE$14]/[.$AE$10]*([.C17]*[.G17]+[.R17]*[.H17])+[.$AE$8]*([.$AE$6]-[.R17]*[.S17])-[.M17])" office:value-type="float" office:value="0.0000000000406806434207454">
            <text:p>4.06806434207454E-011</text:p>
          </table:table-cell>
          <table:table-cell table:formula="of:=ABS([.$AE$2]*[.J17]-[.$AE$2]*[.$AE$15]/[.$AE$14]/[.$AE$10]*([.D17]*[.G17]+[.S17]*[.H17])+[.$AE$8]*([.$AE$6]-[.R17]*[.S17])-[.N17])" office:value-type="float" office:value="0.0573886913511434">
            <text:p>0.0573886914</text:p>
          </table:table-cell>
          <table:table-cell table:formula="of:=ABS([.$AE$3]*[.K17]+[.$AE$3]*[.$AE$15]/[.$AE$14]/[.$AE$10]*([.E17]*[.G17]+[.H17]*[.T17])-[.O17])" office:value-type="float" office:value="0.168539472327467">
            <text:p>0.1685394723</text:p>
          </table:table-cell>
          <table:table-cell table:formula="of:=ABS([.$AE$4]*[.L17]-[.$AE$4]*[.$AE$15]/[.$AE$14]/[.$AE$10]*([.F17]*[.G17]+[.H17]*[.U17])-[.P17])" office:value-type="float" office:value="0.086434753838091">
            <text:p>0.0864347538</text:p>
          </table:table-cell>
          <table:table-cell/>
          <table:table-cell office:value-type="string">
            <text:p>epsilon </text:p>
          </table:table-cell>
          <table:table-cell table:style-name="ce4" office:value-type="float" office:value="0.0000000006954">
            <text:p>6.95E-010</text:p>
          </table:table-cell>
          <table:table-cell office:value-type="string">
            <text:p># viz</text:p>
          </table:table-cell>
          <table:table-cell table:number-columns-repeated="4"/>
        </table:table-row>
        <table:table-row table:style-name="ro2">
          <table:table-cell office:value-type="float" office:value="0.00329333333333333">
            <text:p>0.0032933333</text:p>
          </table:table-cell>
          <table:table-cell table:style-name="ce1" office:value-type="string">
            <text:p>1.0000000001095699E-8</text:p>
          </table:table-cell>
          <table:table-cell table:style-name="ce1" office:value-type="string">
            <text:p>5.882411707325698E-7</text:p>
          </table:table-cell>
          <table:table-cell office:value-type="float" office:value="-552729.800026894">
            <text:p>-552729.800026894</text:p>
          </table:table-cell>
          <table:table-cell office:value-type="float" office:value="-1169574.66344869">
            <text:p>-1169574.66344869</text:p>
          </table:table-cell>
          <table:table-cell office:value-type="float" office:value="-616844.744294941">
            <text:p>-616844.744294941</text:p>
          </table:table-cell>
          <table:table-cell office:value-type="float" office:value="93.4628254125755">
            <text:p>93.4628254126</text:p>
          </table:table-cell>
          <table:table-cell office:value-type="float" office:value="697716.499020576">
            <text:p>697716.499020576</text:p>
          </table:table-cell>
          <table:table-cell office:value-type="float" office:value="0.0059925674357828">
            <text:p>0.0059925674</text:p>
          </table:table-cell>
          <table:table-cell table:style-name="ce1" office:value-type="string">
            <text:p>6.37508491E8</text:p>
          </table:table-cell>
          <table:table-cell table:style-name="ce1" office:value-type="string">
            <text:p>3.570929125E8</text:p>
          </table:table-cell>
          <table:table-cell table:style-name="ce1" office:value-type="string">
            <text:p>-2.80012416625E8</text:p>
          </table:table-cell>
          <table:table-cell table:style-name="ce1" office:value-type="string">
            <text:p>-2.599099573701841E-14</text:p>
          </table:table-cell>
          <table:table-cell office:value-type="float" office:value="0.0244217438401655">
            <text:p>0.0244217438</text:p>
          </table:table-cell>
          <table:table-cell office:value-type="float" office:value="0.947685880786304">
            <text:p>0.9476858808</text:p>
          </table:table-cell>
          <table:table-cell office:value-type="float" office:value="0.92326413777324">
            <text:p>0.9232641378</text:p>
          </table:table-cell>
          <table:table-cell table:style-name="ce1" office:value-type="string">
            <text:p>1.3023600708233468E-4</text:p>
          </table:table-cell>
          <table:table-cell table:style-name="ce1" office:value-type="string">
            <text:p>1.0316280894141397E-10</text:p>
          </table:table-cell>
          <table:table-cell office:value-type="float" office:value="96.9341578007505">
            <text:p>96.9341578008</text:p>
          </table:table-cell>
          <table:table-cell office:value-type="float" office:value="158.159367315112">
            <text:p>158.1593673151</text:p>
          </table:table-cell>
          <table:table-cell office:value-type="float" office:value="57.2252095316564">
            <text:p>57.2252095317</text:p>
          </table:table-cell>
          <table:table-cell office:value-type="float" office:value="3.99999999587349">
            <text:p>3.9999999959</text:p>
          </table:table-cell>
          <table:table-cell table:style-name="ce1" office:value-type="string">
            <text:p>3.0406187960479666E-4</text:p>
          </table:table-cell>
          <table:table-cell/>
          <table:table-cell table:formula="of:=ABS([.$AE$1]*[.I18]+[.$AE$1]*[.$AE$15]/[.$AE$14]/[.$AE$10]*([.C18]*[.G18]+[.R18]*[.H18])+[.$AE$8]*([.$AE$6]-[.R18]*[.S18])-[.M18])" office:value-type="float" office:value="0.0000000000405966337188379">
            <text:p>4.05966337188379E-011</text:p>
          </table:table-cell>
          <table:table-cell table:formula="of:=ABS([.$AE$2]*[.J18]-[.$AE$2]*[.$AE$15]/[.$AE$14]/[.$AE$10]*([.D18]*[.G18]+[.S18]*[.H18])+[.$AE$8]*([.$AE$6]-[.R18]*[.S18])-[.N18])" office:value-type="float" office:value="0.0574628049512648">
            <text:p>0.057462805</text:p>
          </table:table-cell>
          <table:table-cell table:formula="of:=ABS([.$AE$3]*[.K18]+[.$AE$3]*[.$AE$15]/[.$AE$14]/[.$AE$10]*([.E18]*[.G18]+[.H18]*[.T18])-[.O18])" office:value-type="float" office:value="0.168509613933432">
            <text:p>0.1685096139</text:p>
          </table:table-cell>
          <table:table-cell table:formula="of:=ABS([.$AE$4]*[.L18]-[.$AE$4]*[.$AE$15]/[.$AE$14]/[.$AE$10]*([.F18]*[.G18]+[.H18]*[.U18])-[.P18])" office:value-type="float" office:value="0.0864145389448306">
            <text:p>0.0864145389</text:p>
          </table:table-cell>
          <table:table-cell table:number-columns-repeated="8"/>
        </table:table-row>
        <table:table-row table:style-name="ro2">
          <table:table-cell office:value-type="float" office:value="0.00411666666666667">
            <text:p>0.0041166667</text:p>
          </table:table-cell>
          <table:table-cell table:style-name="ce1" office:value-type="string">
            <text:p>1.0000000001107033E-8</text:p>
          </table:table-cell>
          <table:table-cell table:style-name="ce1" office:value-type="string">
            <text:p>5.932264022377363E-7</text:p>
          </table:table-cell>
          <table:table-cell office:value-type="float" office:value="-552195.144211277">
            <text:p>-552195.144211277</text:p>
          </table:table-cell>
          <table:table-cell office:value-type="float" office:value="-1169184.28381801">
            <text:p>-1169184.28381801</text:p>
          </table:table-cell>
          <table:table-cell office:value-type="float" office:value="-616989.145771146">
            <text:p>-616989.145771146</text:p>
          </table:table-cell>
          <table:table-cell office:value-type="float" office:value="94.0446345754989">
            <text:p>94.0446345755</text:p>
          </table:table-cell>
          <table:table-cell office:value-type="float" office:value="715746.206513405">
            <text:p>715746.206513405</text:p>
          </table:table-cell>
          <table:table-cell office:value-type="float" office:value="0.00611840944691267">
            <text:p>0.0061184094</text:p>
          </table:table-cell>
          <table:table-cell table:style-name="ce1" office:value-type="string">
            <text:p>6.61305921E8</text:p>
          </table:table-cell>
          <table:table-cell table:style-name="ce1" office:value-type="string">
            <text:p>5.9049192875E8</text:p>
          </table:table-cell>
          <table:table-cell table:style-name="ce1" office:value-type="string">
            <text:p>-7.08021209375E7</text:p>
          </table:table-cell>
          <table:table-cell table:style-name="ce1" office:value-type="string">
            <text:p>-3.2097302418482907E-14</text:p>
          </table:table-cell>
          <table:table-cell office:value-type="float" office:value="0.0298769908250545">
            <text:p>0.0298769908</text:p>
          </table:table-cell>
          <table:table-cell office:value-type="float" office:value="1.1838537553075">
            <text:p>1.1838537553</text:p>
          </table:table-cell>
          <table:table-cell office:value-type="float" office:value="1.15397676531137">
            <text:p>1.1539767653</text:p>
          </table:table-cell>
          <table:table-cell table:style-name="ce1" office:value-type="string">
            <text:p>1.6299744753542895E-4</text:p>
          </table:table-cell>
          <table:table-cell table:style-name="ce1" office:value-type="string">
            <text:p>1.0364917977686387E-10</text:p>
          </table:table-cell>
          <table:table-cell office:value-type="float" office:value="96.4792970155196">
            <text:p>96.4792970155</text:p>
          </table:table-cell>
          <table:table-cell office:value-type="float" office:value="157.196578240964">
            <text:p>157.196578241</text:p>
          </table:table-cell>
          <table:table-cell office:value-type="float" office:value="56.7172812361933">
            <text:p>56.7172812362</text:p>
          </table:table-cell>
          <table:table-cell office:value-type="float" office:value="3.99999999585403">
            <text:p>3.9999999959</text:p>
          </table:table-cell>
          <table:table-cell table:style-name="ce1" office:value-type="string">
            <text:p>3.8125244626606366E-4</text:p>
          </table:table-cell>
          <table:table-cell/>
          <table:table-cell table:formula="of:=ABS([.$AE$1]*[.I19]+[.$AE$1]*[.$AE$15]/[.$AE$14]/[.$AE$10]*([.C19]*[.G19]+[.R19]*[.H19])+[.$AE$8]*([.$AE$6]-[.R19]*[.S19])-[.M19])" office:value-type="float" office:value="0.000000000039798856693661">
            <text:p>3.9798856693661E-011</text:p>
          </table:table-cell>
          <table:table-cell table:formula="of:=ABS([.$AE$2]*[.J19]-[.$AE$2]*[.$AE$15]/[.$AE$14]/[.$AE$10]*([.D19]*[.G19]+[.S19]*[.H19])+[.$AE$8]*([.$AE$6]-[.R19]*[.S19])-[.N19])" office:value-type="float" office:value="0.0589621455974749">
            <text:p>0.0589621456</text:p>
          </table:table-cell>
          <table:table-cell table:formula="of:=ABS([.$AE$3]*[.K19]+[.$AE$3]*[.$AE$15]/[.$AE$14]/[.$AE$10]*([.E19]*[.G19]+[.H19]*[.T19])-[.O19])" office:value-type="float" office:value="0.168698343406404">
            <text:p>0.1686983434</text:p>
          </table:table-cell>
          <table:table-cell table:formula="of:=ABS([.$AE$4]*[.L19]-[.$AE$4]*[.$AE$15]/[.$AE$14]/[.$AE$10]*([.F19]*[.G19]+[.H19]*[.U19])-[.P19])" office:value-type="float" office:value="0.0861683469433563">
            <text:p>0.0861683469</text:p>
          </table:table-cell>
          <table:table-cell table:number-columns-repeated="8"/>
        </table:table-row>
        <table:table-row table:style-name="ro2">
          <table:table-cell table:number-columns-repeated="36"/>
        </table:table-row>
        <table:table-row table:style-name="ro5">
          <table:table-cell table:number-columns-repeated="16"/>
          <table:table-cell office:value-type="string">
            <text:p>Teljes valtozas</text:p>
          </table:table-cell>
          <table:table-cell table:formula="of:=ABS(([.R15]-[.R14]))+ABS(([.R16]-[.R15]))+ABS(([.R17]-[.R16]))+ABS(([.R18]-[.R17]))+ABS(([.R19]-[.R18]))" office:value-type="float" office:value="0.00000000000239144051819671">
            <text:p>2.39144051819671E-012</text:p>
          </table:table-cell>
          <table:table-cell table:formula="of:=ABS(([.S15]-[.S14]))+ABS(([.S16]-[.S15]))+ABS(([.S17]-[.S16]))+ABS(([.S18]-[.S17]))+ABS(([.S19]-[.S18]))" office:value-type="float" office:value="2.27858631480619">
            <text:p>2.2785863148</text:p>
          </table:table-cell>
          <table:table-cell table:formula="of:=ABS(([.T15]-[.T14]))+ABS(([.T16]-[.T15]))+ABS(([.T17]-[.T16]))+ABS(([.T18]-[.T17]))+ABS(([.T19]-[.T18]))" office:value-type="float" office:value="4.81596658528602">
            <text:p>4.8159665853</text:p>
          </table:table-cell>
          <table:table-cell table:formula="of:=ABS(([.U15]-[.U14]))+ABS(([.U16]-[.U15]))+ABS(([.U17]-[.U16]))+ABS(([.U18]-[.U17]))+ABS(([.U19]-[.U18]))" office:value-type="float" office:value="2.5373895073314">
            <text:p>2.5373895073</text:p>
          </table:table-cell>
          <table:table-cell table:number-columns-repeated="2"/>
          <table:table-cell office:value-type="string">
            <text:p>Integral</text:p>
          </table:table-cell>
          <table:table-cell table:formula="of:=([.Y14]+[.Y15])/2*([.$A14]+[.$A15])/2+([.Y15]+[.Y16])/2*([.$A15]+[.$A16])/2+([.Y16]+[.Y17])/2*([.$A16]+[.$A17])/2+([.Y17]+[.Y18])/2*([.$A17]+[.$A18])/2+([.Y18]+[.Y19])/2*([.$A18]+[.$A19])/2" office:value-type="float" office:value="0.00000000000043947644144455">
            <text:p>4.3947644144455E-013</text:p>
          </table:table-cell>
          <table:table-cell table:formula="of:=([.Z14]+[.Z15])/2*([.$A14]+[.$A15])/2+([.Z15]+[.Z16])/2*([.$A15]+[.$A16])/2+([.Z16]+[.Z17])/2*([.$A16]+[.$A17])/2+([.Z17]+[.Z18])/2*([.$A17]+[.$A18])/2+([.Z18]+[.Z19])/2*([.$A18]+[.$A19])/2" office:value-type="float" office:value="0.000589877650833089">
            <text:p>0.0005898777</text:p>
          </table:table-cell>
          <table:table-cell table:formula="of:=([.AA14]+[.AA15])/2*([.$A14]+[.$A15])/2+([.AA15]+[.AA16])/2*([.$A15]+[.$A16])/2+([.AA16]+[.AA17])/2*([.$A16]+[.$A17])/2+([.AA17]+[.AA18])/2*([.$A17]+[.$A18])/2+([.AA18]+[.AA19])/2*([.$A18]+[.$A19])/2" office:value-type="float" office:value="0.00173411088932785">
            <text:p>0.0017341109</text:p>
          </table:table-cell>
          <table:table-cell table:formula="of:=([.AB14]+[.AB15])/2*([.$A14]+[.$A15])/2+([.AB15]+[.AB16])/2*([.$A15]+[.$A16])/2+([.AB16]+[.AB17])/2*([.$A16]+[.$A17])/2+([.AB17]+[.AB18])/2*([.$A17]+[.$A18])/2+([.AB18]+[.AB19])/2*([.$A18]+[.$A19])/2" office:value-type="float" office:value="0.000889152698995406">
            <text:p>0.0008891527</text:p>
          </table:table-cell>
          <table:table-cell/>
          <table:table-cell table:style-name="ce3" office:value-type="string">
            <text:p># res_h = D_h * hxx + D_h*F/R/T * (hx*phix + h*phixx) + k_v(K_v - h*oh) - ht</text:p>
          </table:table-cell>
          <table:table-cell table:style-name="ce3" table:number-columns-repeated="6"/>
        </table:table-row>
        <table:table-row table:style-name="ro5">
          <table:table-cell table:number-columns-repeated="29"/>
          <table:table-cell table:style-name="ce3" office:value-type="string">
            <text:p># res_oh = D_oh * ohxx - D_oh*F/R/T * (ohx*phix + oh*phixx) + k_v(K_v - h*oh) - oht</text:p>
          </table:table-cell>
          <table:table-cell table:style-name="ce3" table:number-columns-repeated="6"/>
        </table:table-row>
        <table:table-row table:style-name="ro5">
          <table:table-cell/>
          <table:table-cell table:style-name="ce1" table:number-columns-repeated="2"/>
          <table:table-cell table:number-columns-repeated="6"/>
          <table:table-cell table:style-name="ce1" table:number-columns-repeated="3"/>
          <table:table-cell table:number-columns-repeated="5"/>
          <table:table-cell table:style-name="ce1"/>
          <table:table-cell table:number-columns-repeated="11"/>
          <table:table-cell table:style-name="ce3" office:value-type="string">
            <text:p># res_k = D_k * kxx + D_k*F/R/T * (kx*phix + k*phixx) - kt</text:p>
          </table:table-cell>
          <table:table-cell table:style-name="ce3" table:number-columns-repeated="6"/>
        </table:table-row>
        <table:table-row table:style-name="ro5">
          <table:table-cell table:style-name="ce1" office:value-type="string">
            <text:p>%t=1.3767977093617625</text:p>
          </table:table-cell>
          <table:table-cell table:style-name="ce1" table:number-columns-repeated="2"/>
          <table:table-cell table:number-columns-repeated="6"/>
          <table:table-cell table:style-name="ce1" table:number-columns-repeated="4"/>
          <table:table-cell table:number-columns-repeated="3"/>
          <table:table-cell table:style-name="ce1" table:number-columns-repeated="2"/>
          <table:table-cell table:number-columns-repeated="4"/>
          <table:table-cell table:style-name="ce1"/>
          <table:table-cell table:number-columns-repeated="6"/>
          <table:table-cell table:style-name="ce3" office:value-type="string">
            <text:p># res_cl = D_cl * clxx - D_cl*F/R/T * (clx*phix + cl*phixx) - clt</text:p>
          </table:table-cell>
          <table:table-cell table:style-name="ce3" table:number-columns-repeated="6"/>
        </table:table-row>
        <table:table-row table:style-name="ro6">
          <table:table-cell office:value-type="float" office:value="0">
            <text:p>0</text:p>
          </table:table-cell>
          <table:table-cell table:style-name="ce1" office:value-type="string">
            <text:p>1.0E-8</text:p>
          </table:table-cell>
          <table:table-cell table:style-name="ce1" office:value-type="string">
            <text:p>5.674904677320037E-7</text:p>
          </table:table-cell>
          <table:table-cell office:value-type="float" office:value="-553485.061604306">
            <text:p>-553485.061604306</text:p>
          </table:table-cell>
          <table:table-cell office:value-type="float" office:value="-1116652.45244664">
            <text:p>-1116652.45244664</text:p>
          </table:table-cell>
          <table:table-cell office:value-type="float" office:value="-563209.550487936">
            <text:p>-563209.550487936</text:p>
          </table:table-cell>
          <table:table-cell office:value-type="float" office:value="101.037040021351">
            <text:p>101.0370400214</text:p>
          </table:table-cell>
          <table:table-cell office:value-type="float" office:value="715818.2559008">
            <text:p>715818.2559008</text:p>
          </table:table-cell>
          <table:table-cell office:value-type="float" office:value="0.00581917878923832">
            <text:p>0.0058191788</text:p>
          </table:table-cell>
          <table:table-cell table:style-name="ce1" office:value-type="string">
            <text:p>5.63739245375E8</text:p>
          </table:table-cell>
          <table:table-cell table:style-name="ce1" office:value-type="string">
            <text:p>-4.9308637875E7</text:p>
          </table:table-cell>
          <table:table-cell table:style-name="ce1" office:value-type="string">
            <text:p>-5.33215981E8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1.0125773925866717E-10</text:p>
          </table:table-cell>
          <table:table-cell office:value-type="float" office:value="98.7578833303258">
            <text:p>98.7578833303</text:p>
          </table:table-cell>
          <table:table-cell office:value-type="float" office:value="162.01254482625">
            <text:p>162.0125448263</text:p>
          </table:table-cell>
          <table:table-cell office:value-type="float" office:value="59.2546707435247">
            <text:p>59.2546707435</text:p>
          </table:table-cell>
          <table:table-cell office:value-type="float" office:value="3.99999999594969">
            <text:p>3.9999999959</text:p>
          </table:table-cell>
          <table:table-cell table:style-name="ce1" office:value-type="float" office:value="0">
            <text:p>0</text:p>
          </table:table-cell>
          <table:table-cell/>
          <table:table-cell table:formula="of:=ABS([.$AE$1]*[.I25]+[.$AE$1]*[.$AE$15]/[.$AE$14]/[.$AE$10]*([.C25]*[.G25]+[.R25]*[.H25])+[.$AE$8]*([.$AE$6]-[.R25]*[.S25])-[.M25])" office:value-type="float" office:value="0.000000000101241511532096">
            <text:p>1.01241511532096E-010</text:p>
          </table:table-cell>
          <table:table-cell table:formula="of:=ABS([.$AE$2]*[.J25]-[.$AE$2]*[.$AE$15]/[.$AE$14]/[.$AE$10]*([.D25]*[.G25]+[.S25]*[.H25])+[.$AE$8]*([.$AE$6]-[.R25]*[.S25])-[.N25])" office:value-type="float" office:value="0.0603379658543415">
            <text:p>0.0603379659</text:p>
          </table:table-cell>
          <table:table-cell table:formula="of:=ABS([.$AE$3]*[.K25]+[.$AE$3]*[.$AE$15]/[.$AE$14]/[.$AE$10]*([.E25]*[.G25]+[.H25]*[.T25])-[.O25])" office:value-type="float" office:value="0.143645595697714">
            <text:p>0.1436455957</text:p>
          </table:table-cell>
          <table:table-cell table:formula="of:=ABS([.$AE$4]*[.L25]-[.$AE$4]*[.$AE$15]/[.$AE$14]/[.$AE$10]*([.F25]*[.G25]+[.H25]*[.U25])-[.P25])" office:value-type="float" office:value="0.0632769500810009">
            <text:p>0.0632769501</text:p>
          </table:table-cell>
          <table:table-cell/>
          <table:table-cell table:style-name="ce3" office:value-type="string">
            <text:p># res_poiss = F * (h-oh+k-cl-c_fa) + epsilon * phixx</text:p>
          </table:table-cell>
          <table:table-cell table:style-name="ce3" table:number-columns-repeated="6"/>
        </table:table-row>
        <table:table-row table:style-name="ro2">
          <table:table-cell table:style-name="ce1" office:value-type="string">
            <text:p>8.233333333333334E-4</text:p>
          </table:table-cell>
          <table:table-cell table:style-name="ce1" office:value-type="string">
            <text:p>1.0000000001167091E-8</text:p>
          </table:table-cell>
          <table:table-cell table:style-name="ce1" office:value-type="string">
            <text:p>5.722913084959961E-7</text:p>
          </table:table-cell>
          <table:table-cell office:value-type="float" office:value="-553030.41175434">
            <text:p>-553030.41175434</text:p>
          </table:table-cell>
          <table:table-cell office:value-type="float" office:value="-1116677.43112969">
            <text:p>-1116677.43112969</text:p>
          </table:table-cell>
          <table:table-cell office:value-type="float" office:value="-563654.252412111">
            <text:p>-563654.252412111</text:p>
          </table:table-cell>
          <table:table-cell office:value-type="float" office:value="101.623913858261">
            <text:p>101.6239138583</text:p>
          </table:table-cell>
          <table:table-cell office:value-type="float" office:value="719125.004607677">
            <text:p>719125.004607677</text:p>
          </table:table-cell>
          <table:table-cell office:value-type="float" office:value="0.0059035232492306">
            <text:p>0.0059035232</text:p>
          </table:table-cell>
          <table:table-cell table:style-name="ce1" office:value-type="string">
            <text:p>5.53474728E8</text:p>
          </table:table-cell>
          <table:table-cell table:style-name="ce1" office:value-type="string">
            <text:p>7.6272694125E7</text:p>
          </table:table-cell>
          <table:table-cell table:style-name="ce1" office:value-type="string">
            <text:p>-4.6350567375E8</text:p>
          </table:table-cell>
          <table:table-cell table:style-name="ce1" office:value-type="string">
            <text:p>-3.823855754496831E-15</text:p>
          </table:table-cell>
          <table:table-cell office:value-type="float" office:value="0.00369513104315447">
            <text:p>0.003695131</text:p>
          </table:table-cell>
          <table:table-cell office:value-type="float" office:value="0.186555782711443">
            <text:p>0.1865557827</text:p>
          </table:table-cell>
          <table:table-cell office:value-type="float" office:value="0.182860653106296">
            <text:p>0.1828606531</text:p>
          </table:table-cell>
          <table:table-cell table:style-name="ce1" office:value-type="string">
            <text:p>4.5481205010162174E-5</text:p>
          </table:table-cell>
          <table:table-cell table:style-name="ce1" office:value-type="string">
            <text:p>1.0172694542309291E-10</text:p>
          </table:table-cell>
          <table:table-cell office:value-type="float" office:value="98.3023717027583">
            <text:p>98.3023717028</text:p>
          </table:table-cell>
          <table:table-cell office:value-type="float" office:value="161.093150927788">
            <text:p>161.0931509278</text:p>
          </table:table-cell>
          <table:table-cell office:value-type="float" office:value="58.7907808193242">
            <text:p>58.7907808193</text:p>
          </table:table-cell>
          <table:table-cell office:value-type="float" office:value="3.99999999593092">
            <text:p>3.9999999959</text:p>
          </table:table-cell>
          <table:table-cell table:style-name="ce1" office:value-type="string">
            <text:p>8.342978159521396E-5</text:p>
          </table:table-cell>
          <table:table-cell/>
          <table:table-cell table:formula="of:=ABS([.$AE$1]*[.I26]+[.$AE$1]*[.$AE$15]/[.$AE$14]/[.$AE$10]*([.C26]*[.G26]+[.R26]*[.H26])+[.$AE$8]*([.$AE$6]-[.R26]*[.S26])-[.M26])" office:value-type="float" office:value="0.0000000000491492168327934">
            <text:p>4.91492168327934E-011</text:p>
          </table:table-cell>
          <table:table-cell table:formula="of:=ABS([.$AE$2]*[.J26]-[.$AE$2]*[.$AE$15]/[.$AE$14]/[.$AE$10]*([.D26]*[.G26]+[.S26]*[.H26])+[.$AE$8]*([.$AE$6]-[.R26]*[.S26])-[.N26])" office:value-type="float" office:value="0.060736457892004">
            <text:p>0.0607364579</text:p>
          </table:table-cell>
          <table:table-cell table:formula="of:=ABS([.$AE$3]*[.K26]+[.$AE$3]*[.$AE$15]/[.$AE$14]/[.$AE$10]*([.E26]*[.G26]+[.H26]*[.T26])-[.O26])" office:value-type="float" office:value="0.143444547195121">
            <text:p>0.1434445472</text:p>
          </table:table-cell>
          <table:table-cell table:formula="of:=ABS([.$AE$4]*[.L26]-[.$AE$4]*[.$AE$15]/[.$AE$14]/[.$AE$10]*([.F26]*[.G26]+[.H26]*[.U26])-[.P26])" office:value-type="float" office:value="0.0634080613985206">
            <text:p>0.0634080614</text:p>
          </table:table-cell>
          <table:table-cell table:number-columns-repeated="8"/>
        </table:table-row>
        <table:table-row table:style-name="ro2">
          <table:table-cell office:value-type="float" office:value="0.00164666666666667">
            <text:p>0.0016466667</text:p>
          </table:table-cell>
          <table:table-cell table:style-name="ce1" office:value-type="string">
            <text:p>1.0000000001190052E-8</text:p>
          </table:table-cell>
          <table:table-cell table:style-name="ce1" office:value-type="string">
            <text:p>5.771518759712497E-7</text:p>
          </table:table-cell>
          <table:table-cell office:value-type="float" office:value="-552574.717561603">
            <text:p>-552574.717561603</text:p>
          </table:table-cell>
          <table:table-cell office:value-type="float" office:value="-1116614.63327813">
            <text:p>-1116614.63327813</text:p>
          </table:table-cell>
          <table:table-cell office:value-type="float" office:value="-564035.872083485">
            <text:p>-564035.872083485</text:p>
          </table:table-cell>
          <table:table-cell office:value-type="float" office:value="102.215993445388">
            <text:p>102.2159934454</text:p>
          </table:table-cell>
          <table:table-cell office:value-type="float" office:value="719125.004607677">
            <text:p>719125.004607677</text:p>
          </table:table-cell>
          <table:table-cell office:value-type="float" office:value="0.0059035232492306">
            <text:p>0.0059035232</text:p>
          </table:table-cell>
          <table:table-cell table:style-name="ce1" office:value-type="string">
            <text:p>5.53474728E8</text:p>
          </table:table-cell>
          <table:table-cell table:style-name="ce1" office:value-type="string">
            <text:p>7.6272694125E7</text:p>
          </table:table-cell>
          <table:table-cell table:style-name="ce1" office:value-type="string">
            <text:p>-4.6350567375E8</text:p>
          </table:table-cell>
          <table:table-cell table:style-name="ce1" office:value-type="string">
            <text:p>-7.542347066356566E-15</text:p>
          </table:table-cell>
          <table:table-cell office:value-type="float" office:value="0.00722110747679078">
            <text:p>0.0072211075</text:p>
          </table:table-cell>
          <table:table-cell office:value-type="float" office:value="0.373033219226245">
            <text:p>0.3730332192</text:p>
          </table:table-cell>
          <table:table-cell office:value-type="float" office:value="0.365812113455686">
            <text:p>0.3658121135</text:p>
          </table:table-cell>
          <table:table-cell table:style-name="ce1" office:value-type="string">
            <text:p>9.112661938184035E-5</text:p>
          </table:table-cell>
          <table:table-cell table:style-name="ce1" office:value-type="string">
            <text:p>1.0220013286736527E-10</text:p>
          </table:table-cell>
          <table:table-cell office:value-type="float" office:value="97.8472309245233">
            <text:p>97.8472309245</text:p>
          </table:table-cell>
          <table:table-cell office:value-type="float" office:value="160.17377902794">
            <text:p>160.1737790279</text:p>
          </table:table-cell>
          <table:table-cell office:value-type="float" office:value="58.3265483847401">
            <text:p>58.3265483847</text:p>
          </table:table-cell>
          <table:table-cell office:value-type="float" office:value="3.99999999591199">
            <text:p>3.9999999959</text:p>
          </table:table-cell>
          <table:table-cell table:style-name="ce1" office:value-type="string">
            <text:p>1.6734387676854923E-4</text:p>
          </table:table-cell>
          <table:table-cell/>
          <table:table-cell table:formula="of:=ABS([.$AE$1]*[.I27]+[.$AE$1]*[.$AE$15]/[.$AE$14]/[.$AE$10]*([.C27]*[.G27]+[.R27]*[.H27])+[.$AE$8]*([.$AE$6]-[.R27]*[.S27])-[.M27])" office:value-type="float" office:value="0.0000000000517049426564959">
            <text:p>5.17049426564959E-011</text:p>
          </table:table-cell>
          <table:table-cell table:formula="of:=ABS([.$AE$2]*[.J27]-[.$AE$2]*[.$AE$15]/[.$AE$14]/[.$AE$10]*([.D27]*[.G27]+[.S27]*[.H27])+[.$AE$8]*([.$AE$6]-[.R27]*[.S27])-[.N27])" office:value-type="float" office:value="0.0607808952414206">
            <text:p>0.0607808952</text:p>
          </table:table-cell>
          <table:table-cell table:formula="of:=ABS([.$AE$3]*[.K27]+[.$AE$3]*[.$AE$15]/[.$AE$14]/[.$AE$10]*([.E27]*[.G27]+[.H27]*[.T27])-[.O27])" office:value-type="float" office:value="0.143467137446429">
            <text:p>0.1434671374</text:p>
          </table:table-cell>
          <table:table-cell table:formula="of:=ABS([.$AE$4]*[.L27]-[.$AE$4]*[.$AE$15]/[.$AE$14]/[.$AE$10]*([.F27]*[.G27]+[.H27]*[.U27])-[.P27])" office:value-type="float" office:value="0.0634131407054466">
            <text:p>0.0634131407</text:p>
          </table:table-cell>
          <table:table-cell table:number-columns-repeated="8"/>
        </table:table-row>
        <table:table-row table:style-name="ro2">
          <table:table-cell office:value-type="float" office:value="0.00247">
            <text:p>0.00247</text:p>
          </table:table-cell>
          <table:table-cell table:style-name="ce1" office:value-type="string">
            <text:p>1.0000000001173849E-8</text:p>
          </table:table-cell>
          <table:table-cell table:style-name="ce1" office:value-type="string">
            <text:p>5.820701120092182E-7</text:p>
          </table:table-cell>
          <table:table-cell office:value-type="float" office:value="-552115.49777317">
            <text:p>-552115.49777317</text:p>
          </table:table-cell>
          <table:table-cell office:value-type="float" office:value="-1116468.14178345">
            <text:p>-1116468.14178345</text:p>
          </table:table-cell>
          <table:table-cell office:value-type="float" office:value="-564352.856814414">
            <text:p>-564352.856814414</text:p>
          </table:table-cell>
          <table:table-cell office:value-type="float" office:value="102.813988649165">
            <text:p>102.8139886492</text:p>
          </table:table-cell>
          <table:table-cell office:value-type="float" office:value="735578.111967564">
            <text:p>735578.111967564</text:p>
          </table:table-cell>
          <table:table-cell office:value-type="float" office:value="0.00603721519121336">
            <text:p>0.0060372152</text:p>
          </table:table-cell>
          <table:table-cell table:style-name="ce1" office:value-type="string">
            <text:p>5.69464249875E8</text:p>
          </table:table-cell>
          <table:table-cell table:style-name="ce1" office:value-type="string">
            <text:p>2.670315865E8</text:p>
          </table:table-cell>
          <table:table-cell table:style-name="ce1" office:value-type="string">
            <text:p>-3.020295135625E8</text:p>
          </table:table-cell>
          <table:table-cell table:style-name="ce1" office:value-type="string">
            <text:p>-1.1145875033394375E-14</text:p>
          </table:table-cell>
          <table:table-cell office:value-type="float" office:value="0.0105721922554552">
            <text:p>0.0105721923</text:p>
          </table:table-cell>
          <table:table-cell office:value-type="float" office:value="0.55936666516465">
            <text:p>0.5593666652</text:p>
          </table:table-cell>
          <table:table-cell office:value-type="float" office:value="0.548794474640965">
            <text:p>0.5487944746</text:p>
          </table:table-cell>
          <table:table-cell table:style-name="ce1" office:value-type="string">
            <text:p>1.3693661755088209E-4</text:p>
          </table:table-cell>
          <table:table-cell table:style-name="ce1" office:value-type="string">
            <text:p>1.0267734649683569E-10</text:p>
          </table:table-cell>
          <table:table-cell office:value-type="float" office:value="97.3924662289751">
            <text:p>97.392466229</text:p>
          </table:table-cell>
          <table:table-cell office:value-type="float" office:value="159.254494197712">
            <text:p>159.2544941977</text:p>
          </table:table-cell>
          <table:table-cell office:value-type="float" office:value="57.8620280248699">
            <text:p>57.8620280249</text:p>
          </table:table-cell>
          <table:table-cell office:value-type="float" office:value="3.9999999958929">
            <text:p>3.9999999959</text:p>
          </table:table-cell>
          <table:table-cell table:style-name="ce1" office:value-type="string">
            <text:p>2.5174774018860857E-4</text:p>
          </table:table-cell>
          <table:table-cell/>
          <table:table-cell table:formula="of:=ABS([.$AE$1]*[.I28]+[.$AE$1]*[.$AE$15]/[.$AE$14]/[.$AE$10]*([.C28]*[.G28]+[.R28]*[.H28])+[.$AE$8]*([.$AE$6]-[.R28]*[.S28])-[.M28])" office:value-type="float" office:value="0.000000000047304113978786">
            <text:p>4.7304113978786E-011</text:p>
          </table:table-cell>
          <table:table-cell table:formula="of:=ABS([.$AE$2]*[.J28]-[.$AE$2]*[.$AE$15]/[.$AE$14]/[.$AE$10]*([.D28]*[.G28]+[.S28]*[.H28])+[.$AE$8]*([.$AE$6]-[.R28]*[.S28])-[.N28])" office:value-type="float" office:value="0.0621407715263918">
            <text:p>0.0621407715</text:p>
          </table:table-cell>
          <table:table-cell table:formula="of:=ABS([.$AE$3]*[.K28]+[.$AE$3]*[.$AE$15]/[.$AE$14]/[.$AE$10]*([.E28]*[.G28]+[.H28]*[.T28])-[.O28])" office:value-type="float" office:value="0.143803298812898">
            <text:p>0.1438032988</text:p>
          </table:table-cell>
          <table:table-cell table:formula="of:=ABS([.$AE$4]*[.L28]-[.$AE$4]*[.$AE$15]/[.$AE$14]/[.$AE$10]*([.F28]*[.G28]+[.H28]*[.U28])-[.P28])" office:value-type="float" office:value="0.0633084064313251">
            <text:p>0.0633084064</text:p>
          </table:table-cell>
          <table:table-cell table:number-columns-repeated="8"/>
        </table:table-row>
        <table:table-row table:style-name="ro2">
          <table:table-cell office:value-type="float" office:value="0.00329333333333333">
            <text:p>0.0032933333</text:p>
          </table:table-cell>
          <table:table-cell table:style-name="ce1" office:value-type="string">
            <text:p>1.0000000001178293E-8</text:p>
          </table:table-cell>
          <table:table-cell table:style-name="ce1" office:value-type="string">
            <text:p>5.870407525169477E-7</text:p>
          </table:table-cell>
          <table:table-cell office:value-type="float" office:value="-551646.638873935">
            <text:p>-551646.638873935</text:p>
          </table:table-cell>
          <table:table-cell office:value-type="float" office:value="-1116248.28577721">
            <text:p>-1116248.28577721</text:p>
          </table:table-cell>
          <table:table-cell office:value-type="float" office:value="-564601.527780622">
            <text:p>-564601.527780622</text:p>
          </table:table-cell>
          <table:table-cell office:value-type="float" office:value="103.419614628019">
            <text:p>103.419614628</text:p>
          </table:table-cell>
          <table:table-cell office:value-type="float" office:value="735578.111967564">
            <text:p>735578.111967564</text:p>
          </table:table-cell>
          <table:table-cell office:value-type="float" office:value="0.00603721519121336">
            <text:p>0.0060372152</text:p>
          </table:table-cell>
          <table:table-cell table:style-name="ce1" office:value-type="string">
            <text:p>5.69464249875E8</text:p>
          </table:table-cell>
          <table:table-cell table:style-name="ce1" office:value-type="string">
            <text:p>2.670315865E8</text:p>
          </table:table-cell>
          <table:table-cell table:style-name="ce1" office:value-type="string">
            <text:p>-3.020295135625E8</text:p>
          </table:table-cell>
          <table:table-cell table:style-name="ce1" office:value-type="string">
            <text:p>-1.4624673319148308E-14</text:p>
          </table:table-cell>
          <table:table-cell office:value-type="float" office:value="0.013742798029435">
            <text:p>0.013742798</text:p>
          </table:table-cell>
          <table:table-cell office:value-type="float" office:value="0.745490474980268">
            <text:p>0.745490475</text:p>
          </table:table-cell>
          <table:table-cell office:value-type="float" office:value="0.731747678672442">
            <text:p>0.7317476787</text:p>
          </table:table-cell>
          <table:table-cell table:style-name="ce1" office:value-type="string">
            <text:p>1.8291159202068598E-4</text:p>
          </table:table-cell>
          <table:table-cell table:style-name="ce1" office:value-type="string">
            <text:p>1.0315863046939893E-10</text:p>
          </table:table-cell>
          <table:table-cell office:value-type="float" office:value="96.9380841493888">
            <text:p>96.9380841494</text:p>
          </table:table-cell>
          <table:table-cell office:value-type="float" office:value="158.335359268367">
            <text:p>158.3353592684</text:p>
          </table:table-cell>
          <table:table-cell office:value-type="float" office:value="57.3972751365449">
            <text:p>57.3972751365</text:p>
          </table:table-cell>
          <table:table-cell office:value-type="float" office:value="3.99999999587365">
            <text:p>3.9999999959</text:p>
          </table:table-cell>
          <table:table-cell table:style-name="ce1" office:value-type="string">
            <text:p>3.366472402043824E-4</text:p>
          </table:table-cell>
          <table:table-cell/>
          <table:table-cell table:formula="of:=ABS([.$AE$1]*[.I29]+[.$AE$1]*[.$AE$15]/[.$AE$14]/[.$AE$10]*([.C29]*[.G29]+[.R29]*[.H29])+[.$AE$8]*([.$AE$6]-[.R29]*[.S29])-[.M29])" office:value-type="float" office:value="0.0000000000474370777711934">
            <text:p>4.74370777711934E-011</text:p>
          </table:table-cell>
          <table:table-cell table:formula="of:=ABS([.$AE$2]*[.J29]-[.$AE$2]*[.$AE$15]/[.$AE$14]/[.$AE$10]*([.D29]*[.G29]+[.S29]*[.H29])+[.$AE$8]*([.$AE$6]-[.R29]*[.S29])-[.N29])" office:value-type="float" office:value="0.0621905989562513">
            <text:p>0.062190599</text:p>
          </table:table-cell>
          <table:table-cell table:formula="of:=ABS([.$AE$3]*[.K29]+[.$AE$3]*[.$AE$15]/[.$AE$14]/[.$AE$10]*([.E29]*[.G29]+[.H29]*[.T29])-[.O29])" office:value-type="float" office:value="0.143795361168331">
            <text:p>0.1437953612</text:p>
          </table:table-cell>
          <table:table-cell table:formula="of:=ABS([.$AE$4]*[.L29]-[.$AE$4]*[.$AE$15]/[.$AE$14]/[.$AE$10]*([.F29]*[.G29]+[.H29]*[.U29])-[.P29])" office:value-type="float" office:value="0.0632929584992864">
            <text:p>0.0632929585</text:p>
          </table:table-cell>
          <table:table-cell table:number-columns-repeated="8"/>
        </table:table-row>
        <table:table-row table:style-name="ro2">
          <table:table-cell office:value-type="float" office:value="0.00411666666666667">
            <text:p>0.0041166667</text:p>
          </table:table-cell>
          <table:table-cell table:style-name="ce1" office:value-type="string">
            <text:p>1.0000000001191231E-8</text:p>
          </table:table-cell>
          <table:table-cell table:style-name="ce1" office:value-type="string">
            <text:p>5.920657890200892E-7</text:p>
          </table:table-cell>
          <table:table-cell office:value-type="float" office:value="-551169.702033207">
            <text:p>-551169.702033207</text:p>
          </table:table-cell>
          <table:table-cell office:value-type="float" office:value="-1115952.50606754">
            <text:p>-1115952.50606754</text:p>
          </table:table-cell>
          <table:table-cell office:value-type="float" office:value="-564782.810199454">
            <text:p>-564782.810199454</text:p>
          </table:table-cell>
          <table:table-cell office:value-type="float" office:value="104.032537249554">
            <text:p>104.0325372496</text:p>
          </table:table-cell>
          <table:table-cell office:value-type="float" office:value="753468.352110863">
            <text:p>753468.352110863</text:p>
          </table:table-cell>
          <table:table-cell office:value-type="float" office:value="0.00617060912782108">
            <text:p>0.0061706091</text:p>
          </table:table-cell>
          <table:table-cell table:style-name="ce1" office:value-type="string">
            <text:p>5.89175608E8</text:p>
          </table:table-cell>
          <table:table-cell table:style-name="ce1" office:value-type="string">
            <text:p>4.5084976975E8</text:p>
          </table:table-cell>
          <table:table-cell table:style-name="ce1" office:value-type="string">
            <text:p>-1.383139666875E8</text:p>
          </table:table-cell>
          <table:table-cell table:style-name="ce1" office:value-type="string">
            <text:p>-1.7968765150097798E-14</text:p>
          </table:table-cell>
          <table:table-cell office:value-type="float" office:value="0.0167274508912179">
            <text:p>0.0167274509</text:p>
          </table:table-cell>
          <table:table-cell office:value-type="float" office:value="0.93133906603644">
            <text:p>0.931339066</text:p>
          </table:table-cell>
          <table:table-cell office:value-type="float" office:value="0.914611616908325">
            <text:p>0.9146116169</text:p>
          </table:table-cell>
          <table:table-cell table:style-name="ce1" office:value-type="string">
            <text:p>2.2905195068681223E-4</text:p>
          </table:table-cell>
          <table:table-cell table:style-name="ce1" office:value-type="string">
            <text:p>1.0364402934701328E-10</text:p>
          </table:table-cell>
          <table:table-cell office:value-type="float" office:value="96.4840914058828">
            <text:p>96.4840914059</text:p>
          </table:table-cell>
          <table:table-cell office:value-type="float" office:value="157.416436635204">
            <text:p>157.4164366352</text:p>
          </table:table-cell>
          <table:table-cell office:value-type="float" office:value="56.9323452403422">
            <text:p>56.9323452403</text:p>
          </table:table-cell>
          <table:table-cell office:value-type="float" office:value="3.99999999585424">
            <text:p>3.9999999959</text:p>
          </table:table-cell>
          <table:table-cell table:style-name="ce1" office:value-type="string">
            <text:p>4.2204837171069283E-4</text:p>
          </table:table-cell>
          <table:table-cell/>
          <table:table-cell table:formula="of:=ABS([.$AE$1]*[.I30]+[.$AE$1]*[.$AE$15]/[.$AE$14]/[.$AE$10]*([.C30]*[.G30]+[.R30]*[.H30])+[.$AE$8]*([.$AE$6]-[.R30]*[.S30])-[.M30])" office:value-type="float" office:value="0.0000000000467513696595044">
            <text:p>4.67513696595044E-011</text:p>
          </table:table-cell>
          <table:table-cell table:formula="of:=ABS([.$AE$2]*[.J30]-[.$AE$2]*[.$AE$15]/[.$AE$14]/[.$AE$10]*([.D30]*[.G30]+[.S30]*[.H30])+[.$AE$8]*([.$AE$6]-[.R30]*[.S30])-[.N30])" office:value-type="float" office:value="0.0636435252669733">
            <text:p>0.0636435253</text:p>
          </table:table-cell>
          <table:table-cell table:formula="of:=ABS([.$AE$3]*[.K30]+[.$AE$3]*[.$AE$15]/[.$AE$14]/[.$AE$10]*([.E30]*[.G30]+[.H30]*[.T30])-[.O30])" office:value-type="float" office:value="0.14412457595001">
            <text:p>0.144124576</text:p>
          </table:table-cell>
          <table:table-cell table:formula="of:=ABS([.$AE$4]*[.L30]-[.$AE$4]*[.$AE$15]/[.$AE$14]/[.$AE$10]*([.F30]*[.G30]+[.H30]*[.U30])-[.P30])" office:value-type="float" office:value="0.0630674435047956">
            <text:p>0.0630674435</text:p>
          </table:table-cell>
          <table:table-cell table:number-columns-repeated="8"/>
        </table:table-row>
        <table:table-row table:style-name="ro2">
          <table:table-cell table:number-columns-repeated="36"/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table:style-name="ce1" table:number-columns-repeated="3"/>
          <table:table-cell table:number-columns-repeated="4"/>
          <table:table-cell office:value-type="string">
            <text:p>Teljes valtozas</text:p>
          </table:table-cell>
          <table:table-cell table:formula="of:=ABS(([.R26]-[.R25]))+ABS(([.R27]-[.R26]))+ABS(([.R28]-[.R27]))+ABS(([.R29]-[.R28]))+ABS(([.R30]-[.R29]))" office:value-type="float" office:value="0.00000000000238629008834612">
            <text:p>2.38629008834612E-012</text:p>
          </table:table-cell>
          <table:table-cell table:formula="of:=ABS(([.S26]-[.S25]))+ABS(([.S27]-[.S26]))+ABS(([.S28]-[.S27]))+ABS(([.S29]-[.S28]))+ABS(([.S30]-[.S29]))" office:value-type="float" office:value="2.273791924443">
            <text:p>2.2737919244</text:p>
          </table:table-cell>
          <table:table-cell table:formula="of:=ABS(([.T26]-[.T25]))+ABS(([.T27]-[.T26]))+ABS(([.T28]-[.T27]))+ABS(([.T29]-[.T28]))+ABS(([.T30]-[.T29]))" office:value-type="float" office:value="4.596108191046">
            <text:p>4.596108191</text:p>
          </table:table-cell>
          <table:table-cell table:formula="of:=ABS(([.U26]-[.U25]))+ABS(([.U27]-[.U26]))+ABS(([.U28]-[.U27]))+ABS(([.U29]-[.U28]))+ABS(([.U30]-[.U29]))" office:value-type="float" office:value="2.3223255031825">
            <text:p>2.3223255032</text:p>
          </table:table-cell>
          <table:table-cell table:number-columns-repeated="2"/>
          <table:table-cell office:value-type="string">
            <text:p>Integral</text:p>
          </table:table-cell>
          <table:table-cell table:formula="of:=([.Y25]+[.Y26])/2*([.$A25]+[.$A26])/2+([.Y26]+[.Y27])/2*([.$A26]+[.$A27])/2+([.Y27]+[.Y28])/2*([.$A27]+[.$A28])/2+([.Y28]+[.Y29])/2*([.$A28]+[.$A29])/2+([.Y29]+[.Y30])/2*([.$A29]+[.$A30])/2" office:value-type="float" office:value="0.000000000000506120055172017">
            <text:p>5.06120055172017E-013</text:p>
          </table:table-cell>
          <table:table-cell table:formula="of:=([.Z25]+[.Z26])/2*([.$A25]+[.$A26])/2+([.Z26]+[.Z27])/2*([.$A26]+[.$A27])/2+([.Z27]+[.Z28])/2*([.$A27]+[.$A28])/2+([.Z28]+[.Z29])/2*([.$A28]+[.$A29])/2+([.Z29]+[.Z30])/2*([.$A29]+[.$A30])/2" office:value-type="float" office:value="0.000638713497923485">
            <text:p>0.0006387135</text:p>
          </table:table-cell>
          <table:table-cell table:formula="of:=([.AA25]+[.AA26])/2*([.$A25]+[.$A26])/2+([.AA26]+[.AA27])/2*([.$A26]+[.$A27])/2+([.AA27]+[.AA28])/2*([.$A27]+[.$A28])/2+([.AA28]+[.AA29])/2*([.$A28]+[.$A29])/2+([.AA29]+[.AA30])/2*([.$A29]+[.$A30])/2" office:value-type="float" office:value="0.0014796632630965">
            <text:p>0.0014796633</text:p>
          </table:table-cell>
          <table:table-cell table:formula="of:=([.AB25]+[.AB26])/2*([.$A25]+[.$A26])/2+([.AB26]+[.AB27])/2*([.$A26]+[.$A27])/2+([.AB27]+[.AB28])/2*([.$A27]+[.$A28])/2+([.AB28]+[.AB29])/2*([.$A28]+[.$A29])/2+([.AB29]+[.AB30])/2*([.$A29]+[.$A30])/2" office:value-type="float" office:value="0.00065129979410708">
            <text:p>0.0006512998</text:p>
          </table:table-cell>
          <table:table-cell table:number-columns-repeated="8"/>
        </table:table-row>
        <table:table-row table:style-name="ro2">
          <table:table-cell table:style-name="ce1" table:number-columns-repeated="3"/>
          <table:table-cell table:number-columns-repeated="6"/>
          <table:table-cell table:style-name="ce1" table:number-columns-repeated="4"/>
          <table:table-cell table:number-columns-repeated="3"/>
          <table:table-cell table:style-name="ce1" table:number-columns-repeated="2"/>
          <table:table-cell table:number-columns-repeated="4"/>
          <table:table-cell table:style-name="ce1"/>
          <table:table-cell table:number-columns-repeated="13"/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table:style-name="ce1" table:number-columns-repeated="4"/>
          <table:table-cell table:number-columns-repeated="3"/>
          <table:table-cell table:style-name="ce1" table:number-columns-repeated="2"/>
          <table:table-cell table:number-columns-repeated="4"/>
          <table:table-cell table:style-name="ce1"/>
          <table:table-cell table:number-columns-repeated="13"/>
        </table:table-row>
        <table:table-row table:style-name="ro2">
          <table:table-cell office:value-type="string">
            <text:p>%t=1.5342620865541974</text:p>
          </table:table-cell>
          <table:table-cell table:style-name="ce1" table:number-columns-repeated="2"/>
          <table:table-cell table:number-columns-repeated="6"/>
          <table:table-cell table:style-name="ce1" table:number-columns-repeated="4"/>
          <table:table-cell table:number-columns-repeated="3"/>
          <table:table-cell table:style-name="ce1" table:number-columns-repeated="2"/>
          <table:table-cell table:number-columns-repeated="4"/>
          <table:table-cell table:style-name="ce1"/>
          <table:table-cell table:number-columns-repeated="13"/>
        </table:table-row>
        <table:table-row table:style-name="ro2">
          <table:table-cell office:value-type="float" office:value="0">
            <text:p>0</text:p>
          </table:table-cell>
          <table:table-cell table:style-name="ce1" office:value-type="string">
            <text:p>1.0E-8</text:p>
          </table:table-cell>
          <table:table-cell table:style-name="ce1" office:value-type="string">
            <text:p>5.668904295065981E-7</text:p>
          </table:table-cell>
          <table:table-cell office:value-type="float" office:value="-552899.886459008">
            <text:p>-552899.886459008</text:p>
          </table:table-cell>
          <table:table-cell office:value-type="float" office:value="-1083555.21295413">
            <text:p>-1083555.21295413</text:p>
          </table:table-cell>
          <table:table-cell office:value-type="float" office:value="-530697.484695554">
            <text:p>-530697.484695554</text:p>
          </table:table-cell>
          <table:table-cell office:value-type="float" office:value="110.603920564262">
            <text:p>110.6039205643</text:p>
          </table:table-cell>
          <table:table-cell office:value-type="float" office:value="759792.541973591">
            <text:p>759792.541973591</text:p>
          </table:table-cell>
          <table:table-cell office:value-type="float" office:value="0.00584244272010892">
            <text:p>0.0058424427</text:p>
          </table:table-cell>
          <table:table-cell table:style-name="ce1" office:value-type="string">
            <text:p>5.2830248775E8</text:p>
          </table:table-cell>
          <table:table-cell table:style-name="ce1" office:value-type="string">
            <text:p>-5.9447187875E7</text:p>
          </table:table-cell>
          <table:table-cell table:style-name="ce1" office:value-type="string">
            <text:p>-5.07920507125E8</text:p>
          </table:table-cell>
          <table:table-cell table:number-columns-repeated="5" office:value-type="float" office:value="0">
            <text:p>0</text:p>
          </table:table-cell>
          <table:table-cell table:style-name="ce1" office:value-type="string">
            <text:p>1.0125773925866717E-10</text:p>
          </table:table-cell>
          <table:table-cell office:value-type="float" office:value="98.7578833303258">
            <text:p>98.7578833303</text:p>
          </table:table-cell>
          <table:table-cell office:value-type="float" office:value="162.01254482625">
            <text:p>162.0125448263</text:p>
          </table:table-cell>
          <table:table-cell office:value-type="float" office:value="59.2546707435247">
            <text:p>59.2546707435</text:p>
          </table:table-cell>
          <table:table-cell office:value-type="float" office:value="3.99999999594969">
            <text:p>3.9999999959</text:p>
          </table:table-cell>
          <table:table-cell office:value-type="float" office:value="0">
            <text:p>0</text:p>
          </table:table-cell>
          <table:table-cell/>
          <table:table-cell table:formula="of:=ABS([.$AE$1]*[.I36]+[.$AE$1]*[.$AE$15]/[.$AE$14]/[.$AE$10]*([.C36]*[.G36]+[.R36]*[.H36])+[.$AE$8]*([.$AE$6]-[.R36]*[.S36])-[.M36])" office:value-type="float" office:value="0.000000000105016613621964">
            <text:p>1.05016613621964E-010</text:p>
          </table:table-cell>
          <table:table-cell table:formula="of:=ABS([.$AE$2]*[.J36]-[.$AE$2]*[.$AE$15]/[.$AE$14]/[.$AE$10]*([.D36]*[.G36]+[.S36]*[.H36])+[.$AE$8]*([.$AE$6]-[.R36]*[.S36])-[.N36])" office:value-type="float" office:value="0.0649467817065079">
            <text:p>0.0649467817</text:p>
          </table:table-cell>
          <table:table-cell table:formula="of:=ABS([.$AE$3]*[.K36]+[.$AE$3]*[.$AE$15]/[.$AE$14]/[.$AE$10]*([.E36]*[.G36]+[.H36]*[.T36])-[.O36])" office:value-type="float" office:value="0.131573615746908">
            <text:p>0.1315736157</text:p>
          </table:table-cell>
          <table:table-cell table:formula="of:=ABS([.$AE$4]*[.L36]-[.$AE$4]*[.$AE$15]/[.$AE$14]/[.$AE$10]*([.F36]*[.G36]+[.H36]*[.U36])-[.P36])" office:value-type="float" office:value="0.0502566932747899">
            <text:p>0.0502566933</text:p>
          </table:table-cell>
          <table:table-cell table:number-columns-repeated="8"/>
        </table:table-row>
        <table:table-row table:style-name="ro2">
          <table:table-cell table:style-name="ce1" office:value-type="string">
            <text:p>8.233333333333334E-4</text:p>
          </table:table-cell>
          <table:table-cell table:style-name="ce1" office:value-type="string">
            <text:p>1.0000000001213396E-8</text:p>
          </table:table-cell>
          <table:table-cell table:style-name="ce1" office:value-type="string">
            <text:p>5.717104186812579E-7</text:p>
          </table:table-cell>
          <table:table-cell office:value-type="float" office:value="-552474.412027523">
            <text:p>-552474.412027523</text:p>
          </table:table-cell>
          <table:table-cell office:value-type="float" office:value="-1083588.54117131">
            <text:p>-1083588.54117131</text:p>
          </table:table-cell>
          <table:table-cell office:value-type="float" office:value="-531121.361931562">
            <text:p>-531121.361931562</text:p>
          </table:table-cell>
          <table:table-cell office:value-type="float" office:value="111.226999953939">
            <text:p>111.2269999539</text:p>
          </table:table-cell>
          <table:table-cell office:value-type="float" office:value="763278.871569157">
            <text:p>763278.871569157</text:p>
          </table:table-cell>
          <table:table-cell office:value-type="float" office:value="0.00592867102261607">
            <text:p>0.005928671</text:p>
          </table:table-cell>
          <table:table-cell table:style-name="ce1" office:value-type="string">
            <text:p>5.1697356525E8</text:p>
          </table:table-cell>
          <table:table-cell table:style-name="ce1" office:value-type="string">
            <text:p>5.2693340375E7</text:p>
          </table:table-cell>
          <table:table-cell table:style-name="ce1" office:value-type="string">
            <text:p>-4.505843333125E8</text:p>
          </table:table-cell>
          <table:table-cell table:style-name="ce1" office:value-type="string">
            <text:p>-2.4077336474188884E-15</text:p>
          </table:table-cell>
          <table:table-cell office:value-type="float" office:value="0.00232670393108779">
            <text:p>0.0023267039</text:p>
          </table:table-cell>
          <table:table-cell office:value-type="float" office:value="0.159301136521795">
            <text:p>0.1593011365</text:p>
          </table:table-cell>
          <table:table-cell office:value-type="float" office:value="0.156974434495645">
            <text:p>0.1569744345</text:p>
          </table:table-cell>
          <table:table-cell table:style-name="ce1" office:value-type="string">
            <text:p>5.49024096496288E-5</text:p>
          </table:table-cell>
          <table:table-cell table:style-name="ce1" office:value-type="string">
            <text:p>1.0172645927667153E-10</text:p>
          </table:table-cell>
          <table:table-cell office:value-type="float" office:value="98.3028414860661">
            <text:p>98.3028414861</text:p>
          </table:table-cell>
          <table:table-cell office:value-type="float" office:value="161.120397551954">
            <text:p>161.120397552</text:p>
          </table:table-cell>
          <table:table-cell office:value-type="float" office:value="58.8175576604464">
            <text:p>58.8175576604</text:p>
          </table:table-cell>
          <table:table-cell office:value-type="float" office:value="3.99999999593094">
            <text:p>3.9999999959</text:p>
          </table:table-cell>
          <table:table-cell table:style-name="ce1" office:value-type="string">
            <text:p>9.132141783787147E-5</text:p>
          </table:table-cell>
          <table:table-cell/>
          <table:table-cell table:formula="of:=ABS([.$AE$1]*[.I37]+[.$AE$1]*[.$AE$15]/[.$AE$14]/[.$AE$10]*([.C37]*[.G37]+[.R37]*[.H37])+[.$AE$8]*([.$AE$6]-[.R37]*[.S37])-[.M37])" office:value-type="float" office:value="0.0000000000513400233901562">
            <text:p>5.13400233901562E-011</text:p>
          </table:table-cell>
          <table:table-cell table:formula="of:=ABS([.$AE$2]*[.J37]-[.$AE$2]*[.$AE$15]/[.$AE$14]/[.$AE$10]*([.D37]*[.G37]+[.S37]*[.H37])+[.$AE$8]*([.$AE$6]-[.R37]*[.S37])-[.N37])" office:value-type="float" office:value="0.0653669873059435">
            <text:p>0.0653669873</text:p>
          </table:table-cell>
          <table:table-cell table:formula="of:=ABS([.$AE$3]*[.K37]+[.$AE$3]*[.$AE$15]/[.$AE$14]/[.$AE$10]*([.E37]*[.G37]+[.H37]*[.T37])-[.O37])" office:value-type="float" office:value="0.131391841900259">
            <text:p>0.1313918419</text:p>
          </table:table-cell>
          <table:table-cell table:formula="of:=ABS([.$AE$4]*[.L37]-[.$AE$4]*[.$AE$15]/[.$AE$14]/[.$AE$10]*([.F37]*[.G37]+[.H37]*[.U37])-[.P37])" office:value-type="float" office:value="0.0503548615660607">
            <text:p>0.0503548616</text:p>
          </table:table-cell>
          <table:table-cell table:number-columns-repeated="8"/>
        </table:table-row>
        <table:table-row table:style-name="ro2">
          <table:table-cell office:value-type="float" office:value="0.00164666666666667">
            <text:p>0.0016466667</text:p>
          </table:table-cell>
          <table:table-cell table:style-name="ce1" office:value-type="string">
            <text:p>1.0000000001245372E-8</text:p>
          </table:table-cell>
          <table:table-cell table:style-name="ce1" office:value-type="string">
            <text:p>5.765916911566445E-7</text:p>
          </table:table-cell>
          <table:table-cell office:value-type="float" office:value="-552048.770458877">
            <text:p>-552048.770458877</text:p>
          </table:table-cell>
          <table:table-cell office:value-type="float" office:value="-1083545.15698779">
            <text:p>-1083545.15698779</text:p>
          </table:table-cell>
          <table:table-cell office:value-type="float" office:value="-531492.343032718">
            <text:p>-531492.343032718</text:p>
          </table:table-cell>
          <table:table-cell office:value-type="float" office:value="111.855432891531">
            <text:p>111.8554328915</text:p>
          </table:table-cell>
          <table:table-cell office:value-type="float" office:value="763278.871569157">
            <text:p>763278.871569157</text:p>
          </table:table-cell>
          <table:table-cell office:value-type="float" office:value="0.00592867102261607">
            <text:p>0.005928671</text:p>
          </table:table-cell>
          <table:table-cell table:style-name="ce1" office:value-type="string">
            <text:p>5.1697356525E8</text:p>
          </table:table-cell>
          <table:table-cell table:style-name="ce1" office:value-type="string">
            <text:p>5.2693340375E7</text:p>
          </table:table-cell>
          <table:table-cell table:style-name="ce1" office:value-type="string">
            <text:p>-4.505843333125E8</text:p>
          </table:table-cell>
          <table:table-cell table:style-name="ce1" office:value-type="string">
            <text:p>-4.713602120994675E-15</text:p>
          </table:table-cell>
          <table:table-cell office:value-type="float" office:value="0.00451292852272201">
            <text:p>0.0045129285</text:p>
          </table:table-cell>
          <table:table-cell office:value-type="float" office:value="0.318535037002959">
            <text:p>0.318535037</text:p>
          </table:table-cell>
          <table:table-cell office:value-type="float" office:value="0.31402211073348">
            <text:p>0.3140221107</text:p>
          </table:table-cell>
          <table:table-cell table:style-name="ce1" office:value-type="string">
            <text:p>1.1002078793898849E-4</text:p>
          </table:table-cell>
          <table:table-cell table:style-name="ce1" office:value-type="string">
            <text:p>1.021991769785548E-10</text:p>
          </table:table-cell>
          <table:table-cell office:value-type="float" office:value="97.8481461092759">
            <text:p>97.8481461093</text:p>
          </table:table-cell>
          <table:table-cell office:value-type="float" office:value="160.228260846212">
            <text:p>160.2282608462</text:p>
          </table:table-cell>
          <table:table-cell office:value-type="float" office:value="58.3801150185694">
            <text:p>58.3801150186</text:p>
          </table:table-cell>
          <table:table-cell office:value-type="float" office:value="3.99999999591203">
            <text:p>3.9999999959</text:p>
          </table:table-cell>
          <table:table-cell table:style-name="ce1" office:value-type="string">
            <text:p>1.831570193592567E-4</text:p>
          </table:table-cell>
          <table:table-cell/>
          <table:table-cell table:formula="of:=ABS([.$AE$1]*[.I38]+[.$AE$1]*[.$AE$15]/[.$AE$14]/[.$AE$10]*([.C38]*[.G38]+[.R38]*[.H38])+[.$AE$8]*([.$AE$6]-[.R38]*[.S38])-[.M38])" office:value-type="float" office:value="0.0000000000550359509325945">
            <text:p>5.50359509325945E-011</text:p>
          </table:table-cell>
          <table:table-cell table:formula="of:=ABS([.$AE$2]*[.J38]-[.$AE$2]*[.$AE$15]/[.$AE$14]/[.$AE$10]*([.D38]*[.G38]+[.S38]*[.H38])+[.$AE$8]*([.$AE$6]-[.R38]*[.S38])-[.N38])" office:value-type="float" office:value="0.0654019934414595">
            <text:p>0.0654019934</text:p>
          </table:table-cell>
          <table:table-cell table:formula="of:=ABS([.$AE$3]*[.K38]+[.$AE$3]*[.$AE$15]/[.$AE$14]/[.$AE$10]*([.E38]*[.G38]+[.H38]*[.T38])-[.O38])" office:value-type="float" office:value="0.131418795123885">
            <text:p>0.1314187951</text:p>
          </table:table-cell>
          <table:table-cell table:formula="of:=ABS([.$AE$4]*[.L38]-[.$AE$4]*[.$AE$15]/[.$AE$14]/[.$AE$10]*([.F38]*[.G38]+[.H38]*[.U38])-[.P38])" office:value-type="float" office:value="0.0503572705205924">
            <text:p>0.0503572705</text:p>
          </table:table-cell>
          <table:table-cell table:number-columns-repeated="8"/>
        </table:table-row>
        <table:table-row table:style-name="ro2">
          <table:table-cell office:value-type="float" office:value="0.00247">
            <text:p>0.00247</text:p>
          </table:table-cell>
          <table:table-cell table:style-name="ce1" office:value-type="string">
            <text:p>1.000000000123164E-8</text:p>
          </table:table-cell>
          <table:table-cell table:style-name="ce1" office:value-type="string">
            <text:p>5.815322169293682E-7</text:p>
          </table:table-cell>
          <table:table-cell office:value-type="float" office:value="-551620.477228239">
            <text:p>-551620.477228239</text:p>
          </table:table-cell>
          <table:table-cell office:value-type="float" office:value="-1083429.14741874">
            <text:p>-1083429.14741874</text:p>
          </table:table-cell>
          <table:table-cell office:value-type="float" office:value="-531808.882985711">
            <text:p>-531808.882985711</text:p>
          </table:table-cell>
          <table:table-cell office:value-type="float" office:value="112.489930884948">
            <text:p>112.4899308849</text:p>
          </table:table-cell>
          <table:table-cell office:value-type="float" office:value="780098.979517937">
            <text:p>780098.979517937</text:p>
          </table:table-cell>
          <table:table-cell office:value-type="float" office:value="0.00606629970639006">
            <text:p>0.0060662997</text:p>
          </table:table-cell>
          <table:table-cell table:style-name="ce1" office:value-type="string">
            <text:p>5.3084921225E8</text:p>
          </table:table-cell>
          <table:table-cell table:style-name="ce1" office:value-type="string">
            <text:p>2.16591458125E8</text:p>
          </table:table-cell>
          <table:table-cell table:style-name="ce1" office:value-type="string">
            <text:p>-3.13854617875E8</text:p>
          </table:table-cell>
          <table:table-cell table:style-name="ce1" office:value-type="string">
            <text:p>-6.9103273846822556E-15</text:p>
          </table:table-cell>
          <table:table-cell office:value-type="float" office:value="0.00655483099032852">
            <text:p>0.006554831</text:p>
          </table:table-cell>
          <table:table-cell office:value-type="float" office:value="0.47765121441989">
            <text:p>0.4776512144</text:p>
          </table:table-cell>
          <table:table-cell office:value-type="float" office:value="0.471096385729423">
            <text:p>0.4710963857</text:p>
          </table:table-cell>
          <table:table-cell table:style-name="ce1" office:value-type="string">
            <text:p>1.6535628373764373E-4</text:p>
          </table:table-cell>
          <table:table-cell table:style-name="ce1" office:value-type="string">
            <text:p>1.0267593856511926E-10</text:p>
          </table:table-cell>
          <table:table-cell office:value-type="float" office:value="97.3938017122622">
            <text:p>97.3938017123</text:p>
          </table:table-cell>
          <table:table-cell office:value-type="float" office:value="159.336190669901">
            <text:p>159.3361906699</text:p>
          </table:table-cell>
          <table:table-cell office:value-type="float" office:value="57.9423890140897">
            <text:p>57.9423890141</text:p>
          </table:table-cell>
          <table:table-cell office:value-type="float" office:value="3.99999999589296">
            <text:p>3.9999999959</text:p>
          </table:table-cell>
          <table:table-cell table:style-name="ce1" office:value-type="string">
            <text:p>2.755123816211474E-4</text:p>
          </table:table-cell>
          <table:table-cell/>
          <table:table-cell table:formula="of:=ABS([.$AE$1]*[.I39]+[.$AE$1]*[.$AE$15]/[.$AE$14]/[.$AE$10]*([.C39]*[.G39]+[.R39]*[.H39])+[.$AE$8]*([.$AE$6]-[.R39]*[.S39])-[.M39])" office:value-type="float" office:value="0.0000000000508743503058432">
            <text:p>5.08743503058432E-011</text:p>
          </table:table-cell>
          <table:table-cell table:formula="of:=ABS([.$AE$2]*[.J39]-[.$AE$2]*[.$AE$15]/[.$AE$14]/[.$AE$10]*([.D39]*[.G39]+[.S39]*[.H39])+[.$AE$8]*([.$AE$6]-[.R39]*[.S39])-[.N39])" office:value-type="float" office:value="0.0667825566567371">
            <text:p>0.0667825567</text:p>
          </table:table-cell>
          <table:table-cell table:formula="of:=ABS([.$AE$3]*[.K39]+[.$AE$3]*[.$AE$15]/[.$AE$14]/[.$AE$10]*([.E39]*[.G39]+[.H39]*[.T39])-[.O39])" office:value-type="float" office:value="0.131812004519234">
            <text:p>0.1318120045</text:p>
          </table:table-cell>
          <table:table-cell table:formula="of:=ABS([.$AE$4]*[.L39]-[.$AE$4]*[.$AE$15]/[.$AE$14]/[.$AE$10]*([.F39]*[.G39]+[.H39]*[.U39])-[.P39])" office:value-type="float" office:value="0.050234893127298">
            <text:p>0.0502348931</text:p>
          </table:table-cell>
          <table:table-cell table:number-columns-repeated="8"/>
        </table:table-row>
        <table:table-row table:style-name="ro2">
          <table:table-cell office:value-type="float" office:value="0.00329333333333333">
            <text:p>0.0032933333</text:p>
          </table:table-cell>
          <table:table-cell table:style-name="ce1" office:value-type="string">
            <text:p>1.0000000001237408E-8</text:p>
          </table:table-cell>
          <table:table-cell table:style-name="ce1" office:value-type="string">
            <text:p>5.865268036874352E-7</text:p>
          </table:table-cell>
          <table:table-cell office:value-type="float" office:value="-551183.411376834">
            <text:p>-551183.411376834</text:p>
          </table:table-cell>
          <table:table-cell office:value-type="float" office:value="-1083250.8204515">
            <text:p>-1083250.8204515</text:p>
          </table:table-cell>
          <table:table-cell office:value-type="float" office:value="-532067.289954394">
            <text:p>-532067.289954394</text:p>
          </table:table-cell>
          <table:table-cell office:value-type="float" office:value="113.132212378085">
            <text:p>113.1322123781</text:p>
          </table:table-cell>
          <table:table-cell office:value-type="float" office:value="780098.979517937">
            <text:p>780098.979517937</text:p>
          </table:table-cell>
          <table:table-cell office:value-type="float" office:value="0.00606629970639006">
            <text:p>0.0060662997</text:p>
          </table:table-cell>
          <table:table-cell table:style-name="ce1" office:value-type="string">
            <text:p>5.3084921225E8</text:p>
          </table:table-cell>
          <table:table-cell table:style-name="ce1" office:value-type="string">
            <text:p>2.16591458125E8</text:p>
          </table:table-cell>
          <table:table-cell table:style-name="ce1" office:value-type="string">
            <text:p>-3.13854617875E8</text:p>
          </table:table-cell>
          <table:table-cell table:style-name="ce1" office:value-type="string">
            <text:p>-8.990406629807323E-15</text:p>
          </table:table-cell>
          <table:table-cell office:value-type="float" office:value="0.00844858328315324">
            <text:p>0.0084485833</text:p>
          </table:table-cell>
          <table:table-cell office:value-type="float" office:value="0.636599210697048">
            <text:p>0.6365992107</text:p>
          </table:table-cell>
          <table:table-cell office:value-type="float" office:value="0.628150629731226">
            <text:p>0.6281506297</text:p>
          </table:table-cell>
          <table:table-cell table:style-name="ce1" office:value-type="string">
            <text:p>2.2091006126267343E-4</text:p>
          </table:table-cell>
          <table:table-cell table:style-name="ce1" office:value-type="string">
            <text:p>1.0315678952860654E-10</text:p>
          </table:table-cell>
          <table:table-cell office:value-type="float" office:value="96.9398141114531">
            <text:p>96.9398141115</text:p>
          </table:table-cell>
          <table:table-cell office:value-type="float" office:value="158.444240749794">
            <text:p>158.4442407498</text:p>
          </table:table-cell>
          <table:table-cell office:value-type="float" office:value="57.5044266562294">
            <text:p>57.5044266562</text:p>
          </table:table-cell>
          <table:table-cell office:value-type="float" office:value="3.99999999587373">
            <text:p>3.9999999959</text:p>
          </table:table-cell>
          <table:table-cell table:style-name="ce1" office:value-type="string">
            <text:p>3.683934972644294E-4</text:p>
          </table:table-cell>
          <table:table-cell/>
          <table:table-cell table:formula="of:=ABS([.$AE$1]*[.I40]+[.$AE$1]*[.$AE$15]/[.$AE$14]/[.$AE$10]*([.C40]*[.G40]+[.R40]*[.H40])+[.$AE$8]*([.$AE$6]-[.R40]*[.S40])-[.M40])" office:value-type="float" office:value="0.0000000000511461655487357">
            <text:p>5.11461655487357E-011</text:p>
          </table:table-cell>
          <table:table-cell table:formula="of:=ABS([.$AE$2]*[.J40]-[.$AE$2]*[.$AE$15]/[.$AE$14]/[.$AE$10]*([.D40]*[.G40]+[.S40]*[.H40])+[.$AE$8]*([.$AE$6]-[.R40]*[.S40])-[.N40])" office:value-type="float" office:value="0.0668207311824367">
            <text:p>0.0668207312</text:p>
          </table:table-cell>
          <table:table-cell table:formula="of:=ABS([.$AE$3]*[.K40]+[.$AE$3]*[.$AE$15]/[.$AE$14]/[.$AE$10]*([.E40]*[.G40]+[.H40]*[.T40])-[.O40])" office:value-type="float" office:value="0.131815014409827">
            <text:p>0.1318150144</text:p>
          </table:table-cell>
          <table:table-cell table:formula="of:=ABS([.$AE$4]*[.L40]-[.$AE$4]*[.$AE$15]/[.$AE$14]/[.$AE$10]*([.F40]*[.G40]+[.H40]*[.U40])-[.P40])" office:value-type="float" office:value="0.0502218139351902">
            <text:p>0.0502218139</text:p>
          </table:table-cell>
          <table:table-cell table:number-columns-repeated="8"/>
        </table:table-row>
        <table:table-row table:style-name="ro2">
          <table:table-cell office:value-type="float" office:value="0.00411666666666667">
            <text:p>0.0041166667</text:p>
          </table:table-cell>
          <table:table-cell table:style-name="ce1" office:value-type="string">
            <text:p>1.000000000125147E-8</text:p>
          </table:table-cell>
          <table:table-cell table:style-name="ce1" office:value-type="string">
            <text:p>5.915774679127433E-7</text:p>
          </table:table-cell>
          <table:table-cell office:value-type="float" office:value="-550739.131708175">
            <text:p>-550739.131708175</text:p>
          </table:table-cell>
          <table:table-cell office:value-type="float" office:value="-1083007.61383986">
            <text:p>-1083007.61383986</text:p>
          </table:table-cell>
          <table:table-cell office:value-type="float" office:value="-532268.488294602">
            <text:p>-532268.488294602</text:p>
          </table:table-cell>
          <table:table-cell office:value-type="float" office:value="113.78194439803">
            <text:p>113.781944398</text:p>
          </table:table-cell>
          <table:table-cell office:value-type="float" office:value="798368.082751751">
            <text:p>798368.082751751</text:p>
          </table:table-cell>
          <table:table-cell office:value-type="float" office:value="0.00620386789148597">
            <text:p>0.0062038679</text:p>
          </table:table-cell>
          <table:table-cell table:style-name="ce1" office:value-type="string">
            <text:p>5.4847435525E8</text:p>
          </table:table-cell>
          <table:table-cell table:style-name="ce1" office:value-type="string">
            <text:p>3.73626066375E8</text:p>
          </table:table-cell>
          <table:table-cell table:style-name="ce1" office:value-type="string">
            <text:p>-1.7483641825E8</text:p>
          </table:table-cell>
          <table:table-cell table:style-name="ce1" office:value-type="string">
            <text:p>-1.0946108009064108E-14</text:p>
          </table:table-cell>
          <table:table-cell office:value-type="float" office:value="0.0101903757780366">
            <text:p>0.0101903758</text:p>
          </table:table-cell>
          <table:table-cell office:value-type="float" office:value="0.795328621158456">
            <text:p>0.7953286212</text:p>
          </table:table-cell>
          <table:table-cell office:value-type="float" office:value="0.785138247726104">
            <text:p>0.7851382477</text:p>
          </table:table-cell>
          <table:table-cell table:style-name="ce1" office:value-type="string">
            <text:p>2.7668330077520976E-4</text:p>
          </table:table-cell>
          <table:table-cell table:style-name="ce1" office:value-type="string">
            <text:p>1.0364177580515973E-10</text:p>
          </table:table-cell>
          <table:table-cell office:value-type="float" office:value="96.4861893147302">
            <text:p>96.4861893147</text:p>
          </table:table-cell>
          <table:table-cell office:value-type="float" office:value="157.552464387314">
            <text:p>157.5524643873</text:p>
          </table:table-cell>
          <table:table-cell office:value-type="float" office:value="57.0662750839273">
            <text:p>57.0662750839</text:p>
          </table:table-cell>
          <table:table-cell office:value-type="float" office:value="3.99999999585433">
            <text:p>3.9999999959</text:p>
          </table:table-cell>
          <table:table-cell table:style-name="ce1" office:value-type="string">
            <text:p>4.618064874636629E-4</text:p>
          </table:table-cell>
          <table:table-cell/>
          <table:table-cell table:formula="of:=ABS([.$AE$1]*[.I41]+[.$AE$1]*[.$AE$15]/[.$AE$14]/[.$AE$10]*([.C41]*[.G41]+[.R41]*[.H41])+[.$AE$8]*([.$AE$6]-[.R41]*[.S41])-[.M41])" office:value-type="float" office:value="0.0000000000505203286877979">
            <text:p>5.05203286877979E-011</text:p>
          </table:table-cell>
          <table:table-cell table:formula="of:=ABS([.$AE$2]*[.J41]-[.$AE$2]*[.$AE$15]/[.$AE$14]/[.$AE$10]*([.D41]*[.G41]+[.S41]*[.H41])+[.$AE$8]*([.$AE$6]-[.R41]*[.S41])-[.N41])" office:value-type="float" office:value="0.0682916134063419">
            <text:p>0.0682916134</text:p>
          </table:table-cell>
          <table:table-cell table:formula="of:=ABS([.$AE$3]*[.K41]+[.$AE$3]*[.$AE$15]/[.$AE$14]/[.$AE$10]*([.E41]*[.G41]+[.H41]*[.T41])-[.O41])" office:value-type="float" office:value="0.132227522801342">
            <text:p>0.1322275228</text:p>
          </table:table-cell>
          <table:table-cell table:formula="of:=ABS([.$AE$4]*[.L41]-[.$AE$4]*[.$AE$15]/[.$AE$14]/[.$AE$10]*([.F41]*[.G41]+[.H41]*[.U41])-[.P41])" office:value-type="float" office:value="0.0500014683986282">
            <text:p>0.0500014684</text:p>
          </table:table-cell>
          <table:table-cell table:number-columns-repeated="8"/>
        </table:table-row>
        <table:table-row table:style-name="ro2">
          <table:table-cell table:number-columns-repeated="36"/>
        </table:table-row>
        <table:table-row table:style-name="ro2">
          <table:table-cell table:number-columns-repeated="16"/>
          <table:table-cell office:value-type="string">
            <text:p>Teljes valtozas</text:p>
          </table:table-cell>
          <table:table-cell table:formula="of:=ABS(([.R37]-[.R36]))+ABS(([.R38]-[.R37]))+ABS(([.R39]-[.R38]))+ABS(([.R40]-[.R39]))+ABS(([.R41]-[.R40]))" office:value-type="float" office:value="0.00000000000238403654649255">
            <text:p>2.38403654649255E-012</text:p>
          </table:table-cell>
          <table:table-cell table:formula="of:=ABS(([.S37]-[.S36]))+ABS(([.S38]-[.S37]))+ABS(([.S39]-[.S38]))+ABS(([.S40]-[.S39]))+ABS(([.S41]-[.S40]))" office:value-type="float" office:value="2.2716940155956">
            <text:p>2.2716940156</text:p>
          </table:table-cell>
          <table:table-cell table:formula="of:=ABS(([.T37]-[.T36]))+ABS(([.T38]-[.T37]))+ABS(([.T39]-[.T38]))+ABS(([.T40]-[.T39]))+ABS(([.T41]-[.T40]))" office:value-type="float" office:value="4.46008043893602">
            <text:p>4.4600804389</text:p>
          </table:table-cell>
          <table:table-cell table:formula="of:=ABS(([.U37]-[.U36]))+ABS(([.U38]-[.U37]))+ABS(([.U39]-[.U38]))+ABS(([.U40]-[.U39]))+ABS(([.U41]-[.U40]))" office:value-type="float" office:value="2.1883956595974">
            <text:p>2.1883956596</text:p>
          </table:table-cell>
          <table:table-cell table:number-columns-repeated="2"/>
          <table:table-cell office:value-type="string">
            <text:p>Integral</text:p>
          </table:table-cell>
          <table:table-cell table:formula="of:=([.Y36]+[.Y37])/2*([.$A36]+[.$A37])/2+([.Y37]+[.Y38])/2*([.$A37]+[.$A38])/2+([.Y38]+[.Y39])/2*([.$A38]+[.$A39])/2+([.Y39]+[.Y40])/2*([.$A39]+[.$A40])/2+([.Y40]+[.Y41])/2*([.$A40]+[.$A41])/2" office:value-type="float" office:value="0.000000000000542201664120836">
            <text:p>5.42201664120836E-013</text:p>
          </table:table-cell>
          <table:table-cell table:formula="of:=([.Z36]+[.Z37])/2*([.$A36]+[.$A37])/2+([.Z37]+[.Z38])/2*([.$A37]+[.$A38])/2+([.Z38]+[.Z39])/2*([.$A38]+[.$A39])/2+([.Z39]+[.Z40])/2*([.$A39]+[.$A40])/2+([.Z40]+[.Z41])/2*([.$A40]+[.$A41])/2" office:value-type="float" office:value="0.0006864083847883">
            <text:p>0.0006864084</text:p>
          </table:table-cell>
          <table:table-cell table:formula="of:=([.AA36]+[.AA37])/2*([.$A36]+[.$A37])/2+([.AA37]+[.AA38])/2*([.$A37]+[.$A38])/2+([.AA38]+[.AA39])/2*([.$A38]+[.$A39])/2+([.AA39]+[.AA40])/2*([.$A39]+[.$A40])/2+([.AA40]+[.AA41])/2*([.$A40]+[.$A41])/2" office:value-type="float" office:value="0.00135630238631814">
            <text:p>0.0013563024</text:p>
          </table:table-cell>
          <table:table-cell table:formula="of:=([.AB36]+[.AB37])/2*([.$A36]+[.$A37])/2+([.AB37]+[.AB38])/2*([.$A37]+[.$A38])/2+([.AB38]+[.AB39])/2*([.$A38]+[.$A39])/2+([.AB39]+[.AB40])/2*([.$A39]+[.$A40])/2+([.AB40]+[.AB41])/2*([.$A40]+[.$A41])/2" office:value-type="float" office:value="0.000516830057638471">
            <text:p>0.0005168301</text:p>
          </table:table-cell>
          <table:table-cell table:number-columns-repeated="8"/>
        </table:table-row>
        <table:table-row table:style-name="ro2" table:number-rows-repeated="4">
          <table:table-cell table:number-columns-repeated="36"/>
        </table:table-row>
        <table:table-row table:style-name="ro2">
          <table:table-cell table:style-name="ce2" office:value-type="string">
            <text:p>t</text:p>
          </table:table-cell>
          <table:table-cell table:style-name="ce2" office:value-type="string">
            <text:p>TV_h</text:p>
          </table:table-cell>
          <table:table-cell table:style-name="ce2" office:value-type="string">
            <text:p>TV_oh</text:p>
          </table:table-cell>
          <table:table-cell table:style-name="ce2" office:value-type="string">
            <text:p>TV_k</text:p>
          </table:table-cell>
          <table:table-cell table:style-name="ce2" office:value-type="string">
            <text:p>TV_cl</text:p>
          </table:table-cell>
          <table:table-cell table:style-name="ce2" office:value-type="string">
            <text:p>Int_RES_h</text:p>
          </table:table-cell>
          <table:table-cell table:style-name="ce2" office:value-type="string">
            <text:p>Int_RES_oh</text:p>
          </table:table-cell>
          <table:table-cell table:style-name="ce2" office:value-type="string">
            <text:p>Int_RES_k</text:p>
          </table:table-cell>
          <table:table-cell table:style-name="ce2" office:value-type="string">
            <text:p>Int_RES_cl</text:p>
          </table:table-cell>
          <table:table-cell table:number-columns-repeated="27"/>
        </table:table-row>
        <table:table-row table:style-name="ro2">
          <table:table-cell office:value-type="float" office:value="0">
            <text:p>0</text:p>
          </table:table-cell>
          <table:table-cell table:formula="of:=[.$R$10]" office:value-type="float" office:value="0.0000000000020669905067">
            <text:p>2.0669905067E-012</text:p>
          </table:table-cell>
          <table:table-cell table:formula="of:=[.$S$10]" office:value-type="float" office:value="1.94651247771171">
            <text:p>1.9465124777</text:p>
          </table:table-cell>
          <table:table-cell table:formula="of:=[.$T$10]" office:value-type="float" office:value="1.946505872719">
            <text:p>1.9465058727</text:p>
          </table:table-cell>
          <table:table-cell table:formula="of:=[.$U$10]" office:value-type="float" office:value="9.4010379075135E-025">
            <text:p>9.4010379075135E-025</text:p>
          </table:table-cell>
          <table:table-cell table:formula="of:= [.$Y$10]" office:value-type="float" office:value="0.000000000000801502962222149">
            <text:p>8.01502962222149E-013</text:p>
          </table:table-cell>
          <table:table-cell table:formula="of:= [.$Z$10]" office:value-type="float" office:value="0.000480653810104066">
            <text:p>0.0004806538</text:p>
          </table:table-cell>
          <table:table-cell table:formula="of:= [.$AA$10]" office:value-type="float" office:value="0.000178565140556758">
            <text:p>0.0001785651</text:p>
          </table:table-cell>
          <table:table-cell table:formula="of:= [.$AB$10]" office:value-type="float" office:value="1.33258660957854E-028">
            <text:p>1.33258660957854E-028</text:p>
          </table:table-cell>
          <table:table-cell table:number-columns-repeated="27"/>
        </table:table-row>
        <table:table-row table:style-name="ro2">
          <table:table-cell office:value-type="float" office:value="1.16821672113567">
            <text:p>1.1682167211</text:p>
          </table:table-cell>
          <table:table-cell table:formula="of:=[.$R$21]" office:value-type="float" office:value="0.00000000000239144051819671">
            <text:p>2.39144051819671E-012</text:p>
          </table:table-cell>
          <table:table-cell table:formula="of:=[.$S$21]" office:value-type="float" office:value="2.27858631480619">
            <text:p>2.2785863148</text:p>
          </table:table-cell>
          <table:table-cell table:formula="of:=[.$T$21]" office:value-type="float" office:value="4.81596658528602">
            <text:p>4.8159665853</text:p>
          </table:table-cell>
          <table:table-cell table:formula="of:=[.$U$21]" office:value-type="float" office:value="2.5373895073314">
            <text:p>2.5373895073</text:p>
          </table:table-cell>
          <table:table-cell table:formula="of:= [.$Y$21]" office:value-type="float" office:value="0.00000000000043947644144455">
            <text:p>4.3947644144455E-013</text:p>
          </table:table-cell>
          <table:table-cell table:formula="of:= [.$Z$21]" office:value-type="float" office:value="0.000589877650833089">
            <text:p>0.0005898777</text:p>
          </table:table-cell>
          <table:table-cell table:formula="of:= [.$AA$21]" office:value-type="float" office:value="0.00173411088932785">
            <text:p>0.0017341109</text:p>
          </table:table-cell>
          <table:table-cell table:formula="of:= [.$AB$21]" office:value-type="float" office:value="0.000889152698995406">
            <text:p>0.0008891527</text:p>
          </table:table-cell>
          <table:table-cell table:number-columns-repeated="27"/>
        </table:table-row>
        <table:table-row table:style-name="ro2">
          <table:table-cell office:value-type="float" office:value="1.37679770936176">
            <text:p>1.3767977094</text:p>
          </table:table-cell>
          <table:table-cell table:formula="of:=[.$R$32]" office:value-type="float" office:value="0.00000000000238629008834612">
            <text:p>2.38629008834612E-012</text:p>
          </table:table-cell>
          <table:table-cell table:formula="of:=[.$S$32]" office:value-type="float" office:value="2.273791924443">
            <text:p>2.2737919244</text:p>
          </table:table-cell>
          <table:table-cell table:formula="of:=[.$T$32]" office:value-type="float" office:value="4.596108191046">
            <text:p>4.596108191</text:p>
          </table:table-cell>
          <table:table-cell table:formula="of:=[.$U$32]" office:value-type="float" office:value="2.3223255031825">
            <text:p>2.3223255032</text:p>
          </table:table-cell>
          <table:table-cell table:formula="of:= [.$Y$32]" office:value-type="float" office:value="0.000000000000506120055172017">
            <text:p>5.06120055172017E-013</text:p>
          </table:table-cell>
          <table:table-cell table:formula="of:= [.$Z$32]" office:value-type="float" office:value="0.000638713497923485">
            <text:p>0.0006387135</text:p>
          </table:table-cell>
          <table:table-cell table:formula="of:= [.$AA$32]" office:value-type="float" office:value="0.0014796632630965">
            <text:p>0.0014796633</text:p>
          </table:table-cell>
          <table:table-cell table:formula="of:= [.$AB$32]" office:value-type="float" office:value="0.00065129979410708">
            <text:p>0.0006512998</text:p>
          </table:table-cell>
          <table:table-cell table:number-columns-repeated="27"/>
        </table:table-row>
        <table:table-row table:style-name="ro2">
          <table:table-cell office:value-type="float" office:value="1.5342620865542">
            <text:p>1.5342620866</text:p>
          </table:table-cell>
          <table:table-cell table:formula="of:=[.$R$43]" office:value-type="float" office:value="0.00000000000238403654649255">
            <text:p>2.38403654649255E-012</text:p>
          </table:table-cell>
          <table:table-cell table:formula="of:=[.$S$43]" office:value-type="float" office:value="2.2716940155956">
            <text:p>2.2716940156</text:p>
          </table:table-cell>
          <table:table-cell table:formula="of:=[.$T$43]" office:value-type="float" office:value="4.46008043893602">
            <text:p>4.4600804389</text:p>
          </table:table-cell>
          <table:table-cell table:formula="of:=[.$U$43]" office:value-type="float" office:value="2.1883956595974">
            <text:p>2.1883956596</text:p>
          </table:table-cell>
          <table:table-cell table:formula="of:= [.$Y$43]" office:value-type="float" office:value="0.000000000000542201664120836">
            <text:p>5.42201664120836E-013</text:p>
          </table:table-cell>
          <table:table-cell table:formula="of:= [.$Z$43]" office:value-type="float" office:value="0.0006864083847883">
            <text:p>0.0006864084</text:p>
          </table:table-cell>
          <table:table-cell table:formula="of:= [.$AA$43]" office:value-type="float" office:value="0.00135630238631814">
            <text:p>0.0013563024</text:p>
          </table:table-cell>
          <table:table-cell table:formula="of:= [.$AB$43]" office:value-type="float" office:value="0.000516830057638471">
            <text:p>0.0005168301</text:p>
          </table:table-cell>
          <table:table-cell table:number-columns-repeated="27"/>
        </table:table-row>
        <table:table-row table:style-name="ro2">
          <table:table-cell table:number-columns-repeated="36"/>
        </table:table-row>
        <table:table-row table:style-name="ro2">
          <table:table-cell office:value-type="string">
            <text:p>max</text:p>
          </table:table-cell>
          <table:table-cell table:number-columns-repeated="35"/>
        </table:table-row>
        <table:table-row table:style-name="ro2">
          <table:table-cell office:value-type="string">
            <text:p>integral</text:p>
          </table:table-cell>
          <table:table-cell table:formula="of:=([.B49]+[.B50])/2*([.$A49]+[.$A50])/2+([.B51]+[.B50])/2*([.$A51]+[.$A50])/2+([.B51]+[.B52])/2*([.$A51]+[.$A52])/2" office:value-type="float" office:value="0.00000000000781362827301526">
            <text:p>7.81362827301526E-012</text:p>
          </table:table-cell>
          <table:table-cell table:formula="of:=([.C49]+[.C50])/2*([.$A49]+[.$A50])/2+([.C51]+[.C50])/2*([.$A51]+[.$A50])/2+([.C51]+[.C52])/2*([.$A51]+[.$A52])/2" office:value-type="float" office:value="7.43847018569721">
            <text:p>7.4384701857</text:p>
          </table:table-cell>
          <table:table-cell table:formula="of:=([.D49]+[.D50])/2*([.$A49]+[.$A50])/2+([.D51]+[.D50])/2*([.$A51]+[.$A50])/2+([.D51]+[.D52])/2*([.$A51]+[.$A52])/2" office:value-type="float" office:value="14.5542515383297">
            <text:p>14.5542515383</text:p>
          </table:table-cell>
          <table:table-cell table:formula="of:=([.E49]+[.E50])/2*([.$A49]+[.$A50])/2+([.E51]+[.E50])/2*([.$A51]+[.$A50])/2+([.E51]+[.E52])/2*([.$A51]+[.$A52])/2" office:value-type="float" office:value="7.11581117697935">
            <text:p>7.115811177</text:p>
          </table:table-cell>
          <table:table-cell table:formula="of:=([.F49]+[.F50])/2*([.$A49]+[.$A50])/2+([.F51]+[.F50])/2*([.$A51]+[.$A50])/2+([.F51]+[.F52])/2*([.$A51]+[.$A52])/2" office:value-type="float" office:value="0.00000000000172700420737108">
            <text:p>1.72700420737108E-012</text:p>
          </table:table-cell>
          <table:table-cell table:formula="of:=([.G49]+[.G50])/2*([.$A49]+[.$A50])/2+([.G51]+[.G50])/2*([.$A51]+[.$A50])/2+([.G51]+[.G52])/2*([.$A51]+[.$A52])/2" office:value-type="float" office:value="0.00205872599834655">
            <text:p>0.002058726</text:p>
          </table:table-cell>
          <table:table-cell table:formula="of:=([.H49]+[.H50])/2*([.$A49]+[.$A50])/2+([.H51]+[.H50])/2*([.$A51]+[.$A50])/2+([.H51]+[.H52])/2*([.$A51]+[.$A52])/2" office:value-type="float" office:value="0.00466729682477898">
            <text:p>0.0046672968</text:p>
          </table:table-cell>
          <table:table-cell table:formula="of:=([.I49]+[.I50])/2*([.$A49]+[.$A50])/2+([.I51]+[.I50])/2*([.$A51]+[.$A50])/2+([.I51]+[.I52])/2*([.$A51]+[.$A52])/2" office:value-type="float" office:value="0.00208992318071916">
            <text:p>0.0020899232</text:p>
          </table:table-cell>
          <table:table-cell table:number-columns-repeated="27"/>
        </table:table-row>
        <table:table-row table:style-name="ro2" table:number-rows-repeated="2">
          <table:table-cell table:number-columns-repeated="36"/>
        </table:table-row>
        <table:table-row table:style-name="ro3">
          <table:table-cell office:value-type="string">
            <text:p>Teljes változast jól számol</text:p>
          </table:table-cell>
          <table:table-cell table:number-columns-repeated="35"/>
        </table:table-row>
        <table:table-row table:style-name="ro3">
          <table:table-cell office:value-type="string">
            <text:p>És azt jól is integrálja</text:p>
          </table:table-cell>
          <table:table-cell table:number-columns-repeated="35"/>
        </table:table-row>
        <table:table-row table:style-name="ro3">
          <table:table-cell office:value-type="string">
            <text:p>Es a Residumokat is jol szamolja, integralva, mindenhogyan</text:p>
          </table:table-cell>
          <table:table-cell table:number-columns-repeated="35"/>
        </table:table-row>
        <table:table-row table:style-name="ro2" table:number-rows-repeated="1048515">
          <table:table-cell table:number-columns-repeated="36"/>
        </table:table-row>
        <table:table-row table:style-name="ro2">
          <table:table-cell table:number-columns-repeated="36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cz Viktoria</meta:initial-creator>
    <meta:creation-date>2020-02-03T12:55:25</meta:creation-date>
    <dc:date>2020-02-03T15:16:09</dc:date>
    <dc:creator>Koncz Viktoria</dc:creator>
    <meta:editing-duration>PT1H54M51S</meta:editing-duration>
    <meta:editing-cycles>17</meta:editing-cycles>
    <meta:generator>LibreOffice/3.5$Linux_X86_64 LibreOffice_project/350m1$Build-2</meta:generator>
    <meta:document-statistic meta:table-count="3" meta:cell-count="824" meta:object-count="0"/>
  </office:meta>
</office:document-meta>
</file>